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Helvetica" svg:font-family="Helvetic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38in"/>
    </style:style>
    <style:style style:name="co3" style:family="table-column">
      <style:table-column-properties fo:break-before="auto" style:column-width="0.7098in"/>
    </style:style>
    <style:style style:name="co4" style:family="table-column">
      <style:table-column-properties fo:break-before="auto" style:column-width="0.678in"/>
    </style:style>
    <style:style style:name="co5" style:family="table-column">
      <style:table-column-properties fo:break-before="auto" style:column-width="1.0575in"/>
    </style:style>
    <style:style style:name="co6" style:family="table-column">
      <style:table-column-properties fo:break-before="auto" style:column-width="1.0791in"/>
    </style:style>
    <style:style style:name="co7" style:family="table-column">
      <style:table-column-properties fo:break-before="auto" style:column-width="0.602in"/>
    </style:style>
    <style:style style:name="co8" style:family="table-column">
      <style:table-column-properties fo:break-before="auto" style:column-width="0.7854in"/>
    </style:style>
    <style:style style:name="co9" style:family="table-column">
      <style:table-column-properties fo:break-before="auto" style:column-width="1.122in"/>
    </style:style>
    <style:style style:name="ro1" style:family="table-row">
      <style:table-row-properties style:row-height="0.2319in" fo:break-before="auto" style:use-optimal-row-height="true"/>
    </style:style>
    <style:style style:name="ro2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 style:data-style-name="N60"/>
    <style:style style:name="ce4" style:family="table-cell" style:parent-style-name="Default" style:data-style-name="N11"/>
    <style:style style:name="ce5" style:family="table-cell" style:parent-style-name="Default"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able-cell-properties fo:background-color="#e6e6e6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6e6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font-name="Helvetic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language-asian="en" style:country-asian="US" style:font-style-asian="normal" style:font-weight-asian="normal" style:font-name-complex="Helvetica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6e6e6"/>
      <style:text-properties fo:color="#000000" style:text-outline="false" style:text-line-through-style="none" style:font-name="Helvetic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language-asian="en" style:country-asian="US" style:font-style-asian="normal" style:font-weight-asian="normal" style:font-name-complex="Helvetica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ffff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Verdana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Verdana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e6e6e6" fo:wrap-option="wrap" style:vertical-align="top"/>
      <style:text-properties style:use-window-font-color="true" style:text-outline="false" style:text-line-through-style="none" style:font-name="Verdana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23ff23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ackground-color="#ccffff"/>
    </style:style>
    <style:style style:name="ce21" style:family="table-cell" style:parent-style-name="Default" style:data-style-name="N123">
      <style:table-cell-properties fo:background-color="#ffff00"/>
    </style:style>
    <style:style style:name="ce22" style:family="table-cell" style:parent-style-name="Default">
      <style:table-cell-properties fo:background-color="#23ff23"/>
    </style:style>
    <style:style style:name="ce23" style:family="table-cell" style:parent-style-name="Default" style:data-style-name="N123">
      <style:table-cell-properties fo:background-color="#23ff23"/>
    </style:style>
    <style:style style:name="gr1" style:family="graphic">
      <style:graphic-properties draw:ole-draw-aspect="1"/>
    </style:style>
  </office:automatic-styles>
  <office:body>
    <office:spreadsheet>
      <table:table table:name="KTY84" table:style-name="ta1" table:print="false">
        <office:forms form:automatic-focus="false" form:apply-design-mode="false"/>
        <table:table-column table:style-name="co1" table:number-columns-repeated="10" table:default-cell-style-name="Default"/>
        <table:table-column table:style-name="co1" table:default-cell-style-name="ce12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STM32MCU Motor temperature input (resistance to frequency converter)</text:p>
          </table:table-cell>
          <table:table-cell table:number-columns-repeated="8"/>
          <table:table-cell table:style-name="ce10" office:value-type="string">
            <text:p>RED</text:p>
          </table:table-cell>
          <table:table-cell table:style-name="ce11" office:value-type="string">
            <text:p>BLUE</text:p>
          </table:table-cell>
          <table:table-cell/>
          <table:table-cell table:style-name="ce10" office:value-type="string">
            <text:p>YELLOW</text:p>
          </table:table-cell>
          <table:table-cell table:number-columns-repeated="2"/>
          <table:table-cell office:value-type="string">
            <text:p>Up other way</text:p>
          </table:table-cell>
          <table:table-cell/>
          <table:table-cell table:style-name="ce10" office:value-type="string">
            <text:p>Freq Erro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X= 1.44 → 1.49</text:p>
          </table:table-cell>
          <table:table-cell table:number-columns-repeated="1023"/>
        </table:table-row>
        <table:table-row table:style-name="ro2">
          <table:table-cell office:value-type="string">
            <text:p>R2 = 1k + resistance i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req = X/C/(R1+2R2)</text:p>
          </table:table-cell>
          <table:table-cell table:number-columns-repeated="6"/>
          <table:table-cell office:value-type="string">
            <text:p>Temp in </text:p>
          </table:table-cell>
          <table:table-cell office:value-type="string">
            <text:p>Resistance in</text:p>
          </table:table-cell>
          <table:table-cell office:value-type="string">
            <text:p>Freq out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>
            <text:p>degC</text:p>
          </table:table-cell>
          <table:table-cell office:value-type="string">
            <text:p>Ohms</text:p>
          </table:table-cell>
          <table:table-cell office:value-type="string">
            <text:p>Hz</text:p>
          </table:table-cell>
          <table:table-cell table:number-columns-repeated="1014"/>
        </table:table-row>
        <table:table-row table:style-name="ro2">
          <table:table-cell office:value-type="string">
            <text:p>X</text:p>
          </table:table-cell>
          <table:table-cell office:value-type="float" office:value="1.44">
            <text:p>1.44</text:p>
          </table:table-cell>
          <table:table-cell table:number-columns-repeated="5"/>
          <table:table-cell office:value-type="string">
            <text:p>short circuit</text:p>
          </table:table-cell>
          <table:table-cell office:value-type="float" office:value="0">
            <text:p>0</text:p>
          </table:table-cell>
          <table:table-cell table:formula="of:=[.$B$8]/([.$B$9]*2*([.$B$11]+[.I8]))" office:value-type="float" office:value="720">
            <text:p>720</text:p>
          </table:table-cell>
          <table:table-cell table:number-columns-repeated="1014"/>
        </table:table-row>
        <table:table-row table:style-name="ro2">
          <table:table-cell office:value-type="string">
            <text:p>C</text:p>
          </table:table-cell>
          <table:table-cell table:style-name="ce3" office:value-type="float" office:value="0.000001">
            <text:p>1.00E-006</text:p>
          </table:table-cell>
          <table:table-cell office:value-type="string">
            <text:p>F</text:p>
          </table:table-cell>
          <table:table-cell table:number-columns-repeated="4"/>
          <table:table-cell office:value-type="string">
            <text:p>open circuit</text:p>
          </table:table-cell>
          <table:table-cell table:style-name="ce3" office:value-type="float" office:value="1000000">
            <text:p>1.00E+006</text:p>
          </table:table-cell>
          <table:table-cell table:formula="of:=[.$B$8]/([.$B$9]*2*([.$B$11]+[.I9]))" office:value-type="float" office:value="0.719280719280719">
            <text:p>0.72</text:p>
          </table:table-cell>
          <table:table-cell table:number-columns-repeated="1014"/>
        </table:table-row>
        <table:table-row table:style-name="ro2">
          <table:table-cell office:value-type="string">
            <text:p>R1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4" office:value-type="percentage" office:value="0.03">
            <text:p>3.00%</text:p>
          </table:table-cell>
          <table:table-cell office:value-type="string">
            <text:p>KTY84/130</text:p>
          </table:table-cell>
          <table:table-cell/>
          <table:table-cell office:value-type="string">
            <text:p>A</text:p>
          </table:table-cell>
          <table:table-cell table:formula="of:=[.J18]+[.H18]*(-[.K11])" office:value-type="float" office:value="479.64044213264">
            <text:p>479.64</text:p>
          </table:table-cell>
          <table:table-cell table:number-columns-repeated="3"/>
          <table:table-cell table:style-name="ce13" office:value-type="string">
            <text:p>A=</text:p>
          </table:table-cell>
          <table:table-cell table:style-name="ce13" table:formula="of:=-[.K10]/[.K11]" office:value-type="float" office:value="417.07864533273">
            <text:p>417.08</text:p>
          </table:table-cell>
          <table:table-cell office:value-type="string">
            <text:p>(as used in the code)</text:p>
          </table:table-cell>
          <table:table-cell table:number-columns-repeated="1007"/>
        </table:table-row>
        <table:table-row table:style-name="ro2">
          <table:table-cell office:value-type="string">
            <text:p>R2 base</text:p>
          </table:table-cell>
          <table:table-cell office:value-type="float" office:value="1000">
            <text:p>1000</text:p>
          </table:table-cell>
          <table:table-cell office:value-type="string">
            <text:p>Ohm</text:p>
          </table:table-cell>
          <table:table-cell table:number-columns-repeated="6"/>
          <table:table-cell office:value-type="string">
            <text:p>Bx</text:p>
          </table:table-cell>
          <table:table-cell office:value-type="float" office:value="-1.15">
            <text:p>-1.15</text:p>
          </table:table-cell>
          <table:table-cell table:number-columns-repeated="3"/>
          <table:table-cell table:style-name="ce13" office:value-type="string">
            <text:p>B=</text:p>
          </table:table-cell>
          <table:table-cell table:style-name="ce13" table:formula="of:=1/[.K11]" office:value-type="float" office:value="-0.869565217391304">
            <text:p>-0.87</text:p>
          </table:table-cell>
          <table:table-cell office:value-type="string">
            <text:p>(as used in the code)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5" office:value-type="float" office:value="-40">
            <text:p>-40</text:p>
          </table:table-cell>
          <table:table-cell table:style-name="ce8" office:value-type="float" office:value="359">
            <text:p>359</text:p>
          </table:table-cell>
          <table:table-cell table:formula="of:=[.$B$8]/([.$B$9]*2*([.$B$11]+[.I13]))" office:value-type="float" office:value="529.801324503311">
            <text:p>529.8</text:p>
          </table:table-cell>
          <table:table-cell table:formula="of:=[.$K$10]+[.$K$11]*[.H13]" office:value-type="float" office:value="525.64044213264">
            <text:p>525.64</text:p>
          </table:table-cell>
          <table:table-cell table:number-columns-repeated="4"/>
          <table:table-cell office:value-type="float" office:value="36000000">
            <text:p>36000000</text:p>
          </table:table-cell>
          <table:table-cell/>
          <table:table-cell table:formula="of:=[.J13]-[.K13]" office:value-type="float" office:value="4.1608823706714">
            <text:p>4.16</text:p>
          </table:table-cell>
          <table:table-cell table:number-columns-repeated="1006"/>
        </table:table-row>
        <table:table-row table:style-name="ro2">
          <table:table-cell office:value-type="string">
            <text:p>Failures:</text:p>
          </table:table-cell>
          <table:table-cell table:number-columns-repeated="6"/>
          <table:table-cell table:style-name="ce5" office:value-type="float" office:value="-30">
            <text:p>-30</text:p>
          </table:table-cell>
          <table:table-cell table:style-name="ce8" office:value-type="float" office:value="391">
            <text:p>391</text:p>
          </table:table-cell>
          <table:table-cell table:formula="of:=[.$B$8]/([.$B$9]*2*([.$B$11]+[.I14]))" office:value-type="float" office:value="517.613227893602">
            <text:p>517.61</text:p>
          </table:table-cell>
          <table:table-cell table:formula="of:=[.$K$10]+[.$K$11]*[.H14]" office:value-type="float" office:value="514.14044213264">
            <text:p>514.14</text:p>
          </table:table-cell>
          <table:table-cell table:number-columns-repeated="4"/>
          <table:table-cell table:formula="of:=2^12" office:value-type="float" office:value="4096">
            <text:p>4096</text:p>
          </table:table-cell>
          <table:table-cell/>
          <table:table-cell table:formula="of:=[.J14]-[.K14]" office:value-type="float" office:value="3.47278576096198">
            <text:p>3.47</text:p>
          </table:table-cell>
          <table:table-cell table:number-columns-repeated="1006"/>
        </table:table-row>
        <table:table-row table:style-name="ro2">
          <table:table-cell office:value-type="string">
            <text:p><text:s/>above ~720Hz is noise?</text:p>
          </table:table-cell>
          <table:table-cell table:number-columns-repeated="6"/>
          <table:table-cell table:style-name="ce5" office:value-type="float" office:value="-20">
            <text:p>-20</text:p>
          </table:table-cell>
          <table:table-cell table:style-name="ce8" office:value-type="float" office:value="424">
            <text:p>424</text:p>
          </table:table-cell>
          <table:table-cell table:formula="of:=[.$B$8]/([.$B$9]*2*([.$B$11]+[.I15]))" office:value-type="float" office:value="505.61797752809">
            <text:p>505.62</text:p>
          </table:table-cell>
          <table:table-cell table:formula="of:=[.$K$10]+[.$K$11]*[.H15]" office:value-type="float" office:value="502.64044213264">
            <text:p>502.64</text:p>
          </table:table-cell>
          <table:table-cell table:number-columns-repeated="4"/>
          <table:table-cell office:value-type="float" office:value="65536">
            <text:p>65536</text:p>
          </table:table-cell>
          <table:table-cell/>
          <table:table-cell table:formula="of:=[.J15]-[.K15]" office:value-type="float" office:value="2.9775353954501">
            <text:p>2.98</text:p>
          </table:table-cell>
          <table:table-cell table:number-columns-repeated="1006"/>
        </table:table-row>
        <table:table-row table:style-name="ro2">
          <table:table-cell office:value-type="string">
            <text:p>~720Hz is a short circuit?</text:p>
          </table:table-cell>
          <table:table-cell table:number-columns-repeated="6"/>
          <table:table-cell table:style-name="ce5" office:value-type="float" office:value="-10">
            <text:p>-10</text:p>
          </table:table-cell>
          <table:table-cell table:style-name="ce8" office:value-type="float" office:value="460">
            <text:p>460</text:p>
          </table:table-cell>
          <table:table-cell table:formula="of:=[.$B$8]/([.$B$9]*2*([.$B$11]+[.I16]))" office:value-type="float" office:value="493.150684931507">
            <text:p>493.15</text:p>
          </table:table-cell>
          <table:table-cell table:formula="of:=[.$K$10]+[.$K$11]*[.H16]" office:value-type="float" office:value="491.14044213264">
            <text:p>491.14</text:p>
          </table:table-cell>
          <table:table-cell table:number-columns-repeated="4"/>
          <table:table-cell table:formula="of:=[.P15]/([.P13]/[.P14])" office:value-type="float" office:value="7.45654044444444">
            <text:p>7.46</text:p>
          </table:table-cell>
          <table:table-cell/>
          <table:table-cell table:formula="of:=[.J16]-[.K16]" office:value-type="float" office:value="2.01024279886707">
            <text:p>2.01</text:p>
          </table:table-cell>
          <table:table-cell table:number-columns-repeated="1006"/>
        </table:table-row>
        <table:table-row table:style-name="ro2">
          <table:table-cell table:style-name="ce2">
            <draw:frame table:end-cell-address="KTY84.H52" table:end-x="0.2319in" table:end-y="0.1181in" draw:z-index="0" draw:style-name="gr1" svg:width="6.4776in" svg:height="7.0598in" svg:x="0.0008in" svg:y="0.022in">
              <draw:object draw:notify-on-update-of-ranges="KTY84.H13:KTY84.H48 KTY84.K13:KTY84.K48 KTY84.H13:KTY84.H48 KTY84.J13:KTY84.J48 KTY84.H28:KTY84.H48 KTY84.M28:KTY84.M4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2" table:number-columns-repeated="6"/>
          <table:table-cell table:style-name="ce6" office:value-type="float" office:value="0">
            <text:p>0.00</text:p>
          </table:table-cell>
          <table:table-cell table:style-name="ce9" office:value-type="float" office:value="498">
            <text:p>498</text:p>
          </table:table-cell>
          <table:table-cell table:style-name="ce2" table:formula="of:=[.$B$8]/([.$B$9]*2*([.$B$11]+[.I17]))" office:value-type="float" office:value="480.64085447263">
            <text:p>480.64</text:p>
          </table:table-cell>
          <table:table-cell table:style-name="ce2" table:formula="of:=[.$K$10]+[.$K$11]*[.H17]" office:value-type="float" office:value="479.64044213264">
            <text:p>479.64</text:p>
          </table:table-cell>
          <table:table-cell table:style-name="ce2" table:number-columns-repeated="4"/>
          <table:table-cell table:style-name="ce2" table:formula="of:=[.P13]/[.P14]" office:value-type="float" office:value="8789.0625">
            <text:p>8789.06</text:p>
          </table:table-cell>
          <table:table-cell table:style-name="ce2"/>
          <table:table-cell table:style-name="ce2" table:formula="of:=[.J17]-[.K17]" office:value-type="float" office:value="1.00041233999036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7"/>
          <table:table-cell table:style-name="ce7" office:value-type="float" office:value="10">
            <text:p>10</text:p>
          </table:table-cell>
          <table:table-cell table:style-name="ce9" office:value-type="float" office:value="538">
            <text:p>538</text:p>
          </table:table-cell>
          <table:table-cell table:style-name="ce2" table:formula="of:=[.$B$8]/([.$B$9]*2*([.$B$11]+[.I18]))" office:value-type="float" office:value="468.14044213264">
            <text:p>468.14</text:p>
          </table:table-cell>
          <table:table-cell table:style-name="ce2" table:formula="of:=[.$K$10]+[.$K$11]*[.H18]" office:value-type="float" office:value="468.14044213264">
            <text:p>468.14</text:p>
          </table:table-cell>
          <table:table-cell table:style-name="ce2" table:number-columns-repeated="6"/>
          <table:table-cell table:style-name="ce2" table:formula="of:=[.J18]-[.K18]" office:value-type="float" office:value="0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7"/>
          <table:table-cell table:style-name="ce7" office:value-type="float" office:value="20">
            <text:p>20</text:p>
          </table:table-cell>
          <table:table-cell table:style-name="ce9" office:value-type="float" office:value="581">
            <text:p>581</text:p>
          </table:table-cell>
          <table:table-cell table:style-name="ce2" table:formula="of:=[.$B$8]/([.$B$9]*2*([.$B$11]+[.I19]))" office:value-type="float" office:value="455.407969639469">
            <text:p>455.41</text:p>
          </table:table-cell>
          <table:table-cell table:style-name="ce2" table:formula="of:=[.$K$10]+[.$K$11]*[.H19]" office:value-type="float" office:value="456.64044213264">
            <text:p>456.64</text:p>
          </table:table-cell>
          <table:table-cell table:style-name="ce13" office:value-type="string">
            <text:p>← ambient</text:p>
          </table:table-cell>
          <table:table-cell table:style-name="ce2" table:number-columns-repeated="5"/>
          <table:table-cell table:style-name="ce2" table:formula="of:=[.J19]-[.K19]" office:value-type="float" office:value="-1.23247249317109">
            <text:p>-1.23</text:p>
          </table:table-cell>
          <table:table-cell table:style-name="ce2" table:number-columns-repeated="1006"/>
        </table:table-row>
        <table:table-row table:style-name="ro2">
          <table:table-cell table:number-columns-repeated="7"/>
          <table:table-cell table:style-name="ce8" office:value-type="float" office:value="25">
            <text:p>25</text:p>
          </table:table-cell>
          <table:table-cell table:style-name="ce8" office:value-type="float" office:value="603">
            <text:p>603</text:p>
          </table:table-cell>
          <table:table-cell table:formula="of:=[.$B$8]/([.$B$9]*2*([.$B$11]+[.I20]))" office:value-type="float" office:value="449.157829070493">
            <text:p>449.16</text:p>
          </table:table-cell>
          <table:table-cell table:formula="of:=[.$K$10]+[.$K$11]*[.H20]" office:value-type="float" office:value="450.89044213264">
            <text:p>450.89</text:p>
          </table:table-cell>
          <table:table-cell table:number-columns-repeated="6"/>
          <table:table-cell table:formula="of:=[.J20]-[.K20]" office:value-type="float" office:value="-1.73261306214692">
            <text:p>-1.73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30">
            <text:p>30</text:p>
          </table:table-cell>
          <table:table-cell table:style-name="ce8" office:value-type="float" office:value="626">
            <text:p>626</text:p>
          </table:table-cell>
          <table:table-cell table:formula="of:=[.$B$8]/([.$B$9]*2*([.$B$11]+[.I21]))" office:value-type="float" office:value="442.804428044281">
            <text:p>442.8</text:p>
          </table:table-cell>
          <table:table-cell table:formula="of:=[.$K$10]+[.$K$11]*[.H21]" office:value-type="float" office:value="445.14044213264">
            <text:p>445.14</text:p>
          </table:table-cell>
          <table:table-cell table:number-columns-repeated="6"/>
          <table:table-cell table:formula="of:=[.J21]-[.K21]" office:value-type="float" office:value="-2.33601408835932">
            <text:p>-2.34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480">
            <text:p>480</text:p>
          </table:table-cell>
          <table:table-cell office:value-type="string">
            <text:p>Hz</text:p>
          </table:table-cell>
          <table:table-cell table:number-columns-repeated="4"/>
          <table:table-cell table:style-name="ce8" office:value-type="float" office:value="40">
            <text:p>40</text:p>
          </table:table-cell>
          <table:table-cell table:style-name="ce8" office:value-type="float" office:value="672">
            <text:p>672</text:p>
          </table:table-cell>
          <table:table-cell table:formula="of:=[.$B$8]/([.$B$9]*2*([.$B$11]+[.I22]))" office:value-type="float" office:value="430.622009569378">
            <text:p>430.62</text:p>
          </table:table-cell>
          <table:table-cell table:formula="of:=[.$K$10]+[.$K$11]*[.H22]" office:value-type="float" office:value="433.64044213264">
            <text:p>433.64</text:p>
          </table:table-cell>
          <table:table-cell table:number-columns-repeated="6"/>
          <table:table-cell table:formula="of:=[.J22]-[.K22]" office:value-type="float" office:value="-3.0184325632618">
            <text:p>-3.02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300">
            <text:p>300</text:p>
          </table:table-cell>
          <table:table-cell office:value-type="string">
            <text:p>Hz</text:p>
          </table:table-cell>
          <table:table-cell table:number-columns-repeated="4"/>
          <table:table-cell table:style-name="ce8" office:value-type="float" office:value="50">
            <text:p>50</text:p>
          </table:table-cell>
          <table:table-cell table:style-name="ce8" office:value-type="float" office:value="722">
            <text:p>722</text:p>
          </table:table-cell>
          <table:table-cell table:formula="of:=[.$B$8]/([.$B$9]*2*([.$B$11]+[.I23]))" office:value-type="float" office:value="418.118466898955">
            <text:p>418.12</text:p>
          </table:table-cell>
          <table:table-cell table:formula="of:=[.$K$10]+[.$K$11]*[.H23]" office:value-type="float" office:value="422.14044213264">
            <text:p>422.14</text:p>
          </table:table-cell>
          <table:table-cell table:number-columns-repeated="6"/>
          <table:table-cell table:formula="of:=[.J23]-[.K23]" office:value-type="float" office:value="-4.02197523368511">
            <text:p>-4.02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60">
            <text:p>60</text:p>
          </table:table-cell>
          <table:table-cell table:style-name="ce8" office:value-type="float" office:value="773">
            <text:p>773</text:p>
          </table:table-cell>
          <table:table-cell table:formula="of:=[.$B$8]/([.$B$9]*2*([.$B$11]+[.I24]))" office:value-type="float" office:value="406.091370558376">
            <text:p>406.09</text:p>
          </table:table-cell>
          <table:table-cell table:formula="of:=[.$K$10]+[.$K$11]*[.H24]" office:value-type="float" office:value="410.64044213264">
            <text:p>410.64</text:p>
          </table:table-cell>
          <table:table-cell/>
          <table:table-cell table:formula="of:=[.J28]+[.H28]*(-[.M25])" office:value-type="float" office:value="447">
            <text:p>447</text:p>
          </table:table-cell>
          <table:table-cell office:value-type="string">
            <text:p>A</text:p>
          </table:table-cell>
          <table:table-cell/>
          <table:table-cell table:formula="of:=-[.M24]/[.M25]" office:value-type="float" office:value="513.793103448276">
            <text:p>513.79</text:p>
          </table:table-cell>
          <table:table-cell/>
          <table:table-cell table:formula="of:=[.J24]-[.K24]" office:value-type="float" office:value="-4.54907157426413">
            <text:p>-4.55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70">
            <text:p>70</text:p>
          </table:table-cell>
          <table:table-cell table:style-name="ce8" office:value-type="float" office:value="826">
            <text:p>826</text:p>
          </table:table-cell>
          <table:table-cell table:formula="of:=[.$B$8]/([.$B$9]*2*([.$B$11]+[.I25]))" office:value-type="float" office:value="394.304490690033">
            <text:p>394.3</text:p>
          </table:table-cell>
          <table:table-cell table:formula="of:=[.$K$10]+[.$K$11]*[.H25]" office:value-type="float" office:value="399.14044213264">
            <text:p>399.14</text:p>
          </table:table-cell>
          <table:table-cell/>
          <table:table-cell office:value-type="float" office:value="-0.87">
            <text:p>-0.87</text:p>
          </table:table-cell>
          <table:table-cell office:value-type="string">
            <text:p>Bx</text:p>
          </table:table-cell>
          <table:table-cell/>
          <table:table-cell table:formula="of:=1/[.M25]" office:value-type="float" office:value="-1.14942528735632">
            <text:p>-1.15</text:p>
          </table:table-cell>
          <table:table-cell/>
          <table:table-cell table:formula="of:=[.J25]-[.K25]" office:value-type="float" office:value="-4.83595144260693">
            <text:p>-4.84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250">
            <text:p>250</text:p>
          </table:table-cell>
          <table:table-cell office:value-type="string">
            <text:p>Hz</text:p>
          </table:table-cell>
          <table:table-cell table:number-columns-repeated="4"/>
          <table:table-cell table:style-name="ce8" office:value-type="float" office:value="80">
            <text:p>80</text:p>
          </table:table-cell>
          <table:table-cell table:style-name="ce8" office:value-type="float" office:value="882">
            <text:p>882</text:p>
          </table:table-cell>
          <table:table-cell table:formula="of:=[.$B$8]/([.$B$9]*2*([.$B$11]+[.I26]))" office:value-type="float" office:value="382.571732199787">
            <text:p>382.57</text:p>
          </table:table-cell>
          <table:table-cell table:formula="of:=[.$K$10]+[.$K$11]*[.H26]" office:value-type="float" office:value="387.64044213264">
            <text:p>387.64</text:p>
          </table:table-cell>
          <table:table-cell table:number-columns-repeated="6"/>
          <table:table-cell table:formula="of:=[.J26]-[.K26]" office:value-type="float" office:value="-5.06870993285236">
            <text:p>-5.07</text:p>
          </table:table-cell>
          <table:table-cell table:number-columns-repeated="1006"/>
        </table:table-row>
        <table:table-row table:style-name="ro2">
          <table:table-cell/>
          <table:table-cell table:formula="of:=[.B26]*2^16" office:value-type="float" office:value="16384000">
            <text:p>16384000</text:p>
          </table:table-cell>
          <table:table-cell table:number-columns-repeated="5"/>
          <table:table-cell table:style-name="ce8" office:value-type="float" office:value="90">
            <text:p>90</text:p>
          </table:table-cell>
          <table:table-cell table:style-name="ce8" office:value-type="float" office:value="940">
            <text:p>940</text:p>
          </table:table-cell>
          <table:table-cell table:formula="of:=[.$B$8]/([.$B$9]*2*([.$B$11]+[.I27]))" office:value-type="float" office:value="371.134020618557">
            <text:p>371.13</text:p>
          </table:table-cell>
          <table:table-cell table:formula="of:=[.$K$10]+[.$K$11]*[.H27]" office:value-type="float" office:value="376.14044213264">
            <text:p>376.14</text:p>
          </table:table-cell>
          <table:table-cell table:number-columns-repeated="6"/>
          <table:table-cell table:formula="of:=[.J27]-[.K27]" office:value-type="float" office:value="-5.00642151408312">
            <text:p>-5.01</text:p>
          </table:table-cell>
          <table:table-cell table:number-columns-repeated="1006"/>
        </table:table-row>
        <table:table-row table:style-name="ro2">
          <table:table-cell/>
          <table:table-cell table:formula="of:=[.B27]/1000000" office:value-type="float" office:value="16.384">
            <text:p>16.38</text:p>
          </table:table-cell>
          <table:table-cell office:value-type="string">
            <text:p>MHz</text:p>
          </table:table-cell>
          <table:table-cell table:number-columns-repeated="4"/>
          <table:table-cell table:style-name="ce8" office:value-type="float" office:value="100">
            <text:p>100</text:p>
          </table:table-cell>
          <table:table-cell table:style-name="ce8" office:value-type="float" office:value="1000">
            <text:p>1000</text:p>
          </table:table-cell>
          <table:table-cell table:formula="of:=[.$B$8]/([.$B$9]*2*([.$B$11]+[.I28]))" office:value-type="float" office:value="360">
            <text:p>360</text:p>
          </table:table-cell>
          <table:table-cell table:formula="of:=[.$K$10]+[.$K$11]*[.H28]" office:value-type="float" office:value="364.64044213264">
            <text:p>364.64</text:p>
          </table:table-cell>
          <table:table-cell table:style-name="ce13" office:value-type="string">
            <text:p>← Boils water</text:p>
          </table:table-cell>
          <table:table-cell table:formula="of:=[.$M$24]+[.$M$25]*[.H28]" office:value-type="float" office:value="360">
            <text:p>360</text:p>
          </table:table-cell>
          <table:table-cell table:number-columns-repeated="4"/>
          <table:table-cell table:formula="of:=[.J28]-[.K28]" office:value-type="float" office:value="-4.64044213263981">
            <text:p>-4.64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110">
            <text:p>110</text:p>
          </table:table-cell>
          <table:table-cell table:style-name="ce8" office:value-type="float" office:value="1062">
            <text:p>1062</text:p>
          </table:table-cell>
          <table:table-cell table:formula="of:=[.$B$8]/([.$B$9]*2*([.$B$11]+[.I29]))" office:value-type="float" office:value="349.17555771096">
            <text:p>349.18</text:p>
          </table:table-cell>
          <table:table-cell table:formula="of:=[.$K$10]+[.$K$11]*[.H29]" office:value-type="float" office:value="353.14044213264">
            <text:p>353.14</text:p>
          </table:table-cell>
          <table:table-cell/>
          <table:table-cell table:formula="of:=[.$M$24]+[.$M$25]*[.H29]" office:value-type="float" office:value="351.3">
            <text:p>351.3</text:p>
          </table:table-cell>
          <table:table-cell table:number-columns-repeated="4"/>
          <table:table-cell table:formula="of:=[.J29]-[.K29]" office:value-type="float" office:value="-3.96488442167959">
            <text:p>-3.96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120">
            <text:p>120</text:p>
          </table:table-cell>
          <table:table-cell table:style-name="ce8" office:value-type="float" office:value="1127">
            <text:p>1127</text:p>
          </table:table-cell>
          <table:table-cell table:formula="of:=[.$B$8]/([.$B$9]*2*([.$B$11]+[.I30]))" office:value-type="float" office:value="338.504936530324">
            <text:p>338.5</text:p>
          </table:table-cell>
          <table:table-cell table:formula="of:=[.$K$10]+[.$K$11]*[.H30]" office:value-type="float" office:value="341.64044213264">
            <text:p>341.64</text:p>
          </table:table-cell>
          <table:table-cell/>
          <table:table-cell table:formula="of:=[.$M$24]+[.$M$25]*[.H30]" office:value-type="float" office:value="342.6">
            <text:p>342.6</text:p>
          </table:table-cell>
          <table:table-cell table:number-columns-repeated="4"/>
          <table:table-cell table:formula="of:=[.J30]-[.K30]" office:value-type="float" office:value="-3.13550560231539">
            <text:p>-3.14</text:p>
          </table:table-cell>
          <table:table-cell table:number-columns-repeated="1006"/>
        </table:table-row>
        <table:table-row table:style-name="ro2">
          <table:table-cell table:style-name="ce2" table:number-columns-repeated="7"/>
          <table:table-cell table:style-name="ce9" office:value-type="float" office:value="130">
            <text:p>130</text:p>
          </table:table-cell>
          <table:table-cell table:style-name="ce9" office:value-type="float" office:value="1194">
            <text:p>1194</text:p>
          </table:table-cell>
          <table:table-cell table:style-name="ce2" table:formula="of:=[.$B$8]/([.$B$9]*2*([.$B$11]+[.I31]))" office:value-type="float" office:value="328.1677301732">
            <text:p>328.17</text:p>
          </table:table-cell>
          <table:table-cell table:style-name="ce2" table:formula="of:=[.$K$10]+[.$K$11]*[.H31]" office:value-type="float" office:value="330.14044213264">
            <text:p>330.14</text:p>
          </table:table-cell>
          <table:table-cell table:style-name="ce13" office:value-type="string">
            <text:p>← TURN OFF!</text:p>
          </table:table-cell>
          <table:table-cell table:style-name="ce2" table:formula="of:=[.$M$24]+[.$M$25]*[.H31]" office:value-type="float" office:value="333.9">
            <text:p>333.9</text:p>
          </table:table-cell>
          <table:table-cell table:style-name="ce2" table:number-columns-repeated="4"/>
          <table:table-cell table:style-name="ce2" table:formula="of:=[.J31]-[.K31]" office:value-type="float" office:value="-1.97271195944018">
            <text:p>-1.97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7"/>
          <table:table-cell table:style-name="ce9" office:value-type="float" office:value="140">
            <text:p>140</text:p>
          </table:table-cell>
          <table:table-cell table:style-name="ce9" office:value-type="float" office:value="1262">
            <text:p>1262</text:p>
          </table:table-cell>
          <table:table-cell table:style-name="ce2" table:formula="of:=[.$B$8]/([.$B$9]*2*([.$B$11]+[.I32]))" office:value-type="float" office:value="318.302387267905">
            <text:p>318.3</text:p>
          </table:table-cell>
          <table:table-cell table:style-name="ce2" table:formula="of:=[.$K$10]+[.$K$11]*[.H32]" office:value-type="float" office:value="318.64044213264">
            <text:p>318.64</text:p>
          </table:table-cell>
          <table:table-cell table:style-name="ce2"/>
          <table:table-cell table:style-name="ce2" table:formula="of:=[.$M$24]+[.$M$25]*[.H32]" office:value-type="float" office:value="325.2">
            <text:p>325.2</text:p>
          </table:table-cell>
          <table:table-cell table:style-name="ce2" table:number-columns-repeated="4"/>
          <table:table-cell table:style-name="ce2" table:formula="of:=[.J32]-[.K32]" office:value-type="float" office:value="-0.338054864735284">
            <text:p>-0.34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7"/>
          <table:table-cell table:style-name="ce9" office:value-type="float" office:value="150">
            <text:p>150</text:p>
          </table:table-cell>
          <table:table-cell table:style-name="ce9" office:value-type="float" office:value="1334">
            <text:p>1334</text:p>
          </table:table-cell>
          <table:table-cell table:style-name="ce2" table:formula="of:=[.$B$8]/([.$B$9]*2*([.$B$11]+[.I33]))" office:value-type="float" office:value="308.483290488432">
            <text:p>308.48</text:p>
          </table:table-cell>
          <table:table-cell table:style-name="ce2" table:formula="of:=[.$K$10]+[.$K$11]*[.H33]" office:value-type="float" office:value="307.14044213264">
            <text:p>307.14</text:p>
          </table:table-cell>
          <table:table-cell table:style-name="ce2"/>
          <table:table-cell table:style-name="ce2" table:formula="of:=[.$M$24]+[.$M$25]*[.H33]" office:value-type="float" office:value="316.5">
            <text:p>316.5</text:p>
          </table:table-cell>
          <table:table-cell table:style-name="ce2" table:number-columns-repeated="4"/>
          <table:table-cell table:style-name="ce2" table:formula="of:=[.J33]-[.K33]" office:value-type="float" office:value="1.34284835579211">
            <text:p>1.34</text:p>
          </table:table-cell>
          <table:table-cell table:style-name="ce2" table:number-columns-repeated="1006"/>
        </table:table-row>
        <table:table-row table:style-name="ro2">
          <table:table-cell table:number-columns-repeated="7"/>
          <table:table-cell table:style-name="ce8" office:value-type="float" office:value="160">
            <text:p>160</text:p>
          </table:table-cell>
          <table:table-cell table:style-name="ce8" office:value-type="float" office:value="1407">
            <text:p>1407</text:p>
          </table:table-cell>
          <table:table-cell table:formula="of:=[.$B$8]/([.$B$9]*2*([.$B$11]+[.I34]))" office:value-type="float" office:value="299.127544661404">
            <text:p>299.13</text:p>
          </table:table-cell>
          <table:table-cell table:formula="of:=[.$K$10]+[.$K$11]*[.H34]" office:value-type="float" office:value="295.64044213264">
            <text:p>295.64</text:p>
          </table:table-cell>
          <table:table-cell/>
          <table:table-cell table:formula="of:=[.$M$24]+[.$M$25]*[.H34]" office:value-type="float" office:value="307.8">
            <text:p>307.8</text:p>
          </table:table-cell>
          <table:table-cell table:number-columns-repeated="4"/>
          <table:table-cell table:formula="of:=[.J34]-[.K34]" office:value-type="float" office:value="3.48710252876447">
            <text:p>3.49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170">
            <text:p>170</text:p>
          </table:table-cell>
          <table:table-cell table:style-name="ce8" office:value-type="float" office:value="1482">
            <text:p>1482</text:p>
          </table:table-cell>
          <table:table-cell table:formula="of:=[.$B$8]/([.$B$9]*2*([.$B$11]+[.I35]))" office:value-type="float" office:value="290.088638195004">
            <text:p>290.09</text:p>
          </table:table-cell>
          <table:table-cell table:formula="of:=[.$K$10]+[.$K$11]*[.H35]" office:value-type="float" office:value="284.14044213264">
            <text:p>284.14</text:p>
          </table:table-cell>
          <table:table-cell/>
          <table:table-cell table:formula="of:=[.$M$24]+[.$M$25]*[.H35]" office:value-type="float" office:value="299.1">
            <text:p>299.1</text:p>
          </table:table-cell>
          <table:table-cell table:number-columns-repeated="4"/>
          <table:table-cell table:formula="of:=[.J35]-[.K35]" office:value-type="float" office:value="5.94819606236422">
            <text:p>5.95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180">
            <text:p>180</text:p>
          </table:table-cell>
          <table:table-cell table:style-name="ce8" office:value-type="float" office:value="1560">
            <text:p>1560</text:p>
          </table:table-cell>
          <table:table-cell table:formula="of:=[.$B$8]/([.$B$9]*2*([.$B$11]+[.I36]))" office:value-type="float" office:value="281.25">
            <text:p>281.25</text:p>
          </table:table-cell>
          <table:table-cell table:formula="of:=[.$K$10]+[.$K$11]*[.H36]" office:value-type="float" office:value="272.64044213264">
            <text:p>272.64</text:p>
          </table:table-cell>
          <table:table-cell/>
          <table:table-cell table:formula="of:=[.$M$24]+[.$M$25]*[.H36]" office:value-type="float" office:value="290.4">
            <text:p>290.4</text:p>
          </table:table-cell>
          <table:table-cell table:number-columns-repeated="4"/>
          <table:table-cell table:formula="of:=[.J36]-[.K36]" office:value-type="float" office:value="8.6095578673602">
            <text:p>8.61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190">
            <text:p>190</text:p>
          </table:table-cell>
          <table:table-cell table:style-name="ce8" office:value-type="float" office:value="1640">
            <text:p>1640</text:p>
          </table:table-cell>
          <table:table-cell table:formula="of:=[.$B$8]/([.$B$9]*2*([.$B$11]+[.I37]))" office:value-type="float" office:value="272.727272727273">
            <text:p>272.73</text:p>
          </table:table-cell>
          <table:table-cell table:formula="of:=[.$K$10]+[.$K$11]*[.H37]" office:value-type="float" office:value="261.14044213264">
            <text:p>261.14</text:p>
          </table:table-cell>
          <table:table-cell/>
          <table:table-cell table:formula="of:=[.$M$24]+[.$M$25]*[.H37]" office:value-type="float" office:value="281.7">
            <text:p>281.7</text:p>
          </table:table-cell>
          <table:table-cell table:number-columns-repeated="4"/>
          <table:table-cell table:formula="of:=[.J37]-[.K37]" office:value-type="float" office:value="11.5868305946329">
            <text:p>11.59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200">
            <text:p>200</text:p>
          </table:table-cell>
          <table:table-cell table:style-name="ce8" office:value-type="float" office:value="1722">
            <text:p>1722</text:p>
          </table:table-cell>
          <table:table-cell table:formula="of:=[.$B$8]/([.$B$9]*2*([.$B$11]+[.I38]))" office:value-type="float" office:value="264.511388684791">
            <text:p>264.51</text:p>
          </table:table-cell>
          <table:table-cell table:formula="of:=[.$K$10]+[.$K$11]*[.H38]" office:value-type="float" office:value="249.64044213264">
            <text:p>249.64</text:p>
          </table:table-cell>
          <table:table-cell/>
          <table:table-cell table:formula="of:=[.$M$24]+[.$M$25]*[.H38]" office:value-type="float" office:value="273">
            <text:p>273</text:p>
          </table:table-cell>
          <table:table-cell table:number-columns-repeated="4"/>
          <table:table-cell table:formula="of:=[.J38]-[.K38]" office:value-type="float" office:value="14.8709465521507">
            <text:p>14.87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210">
            <text:p>210</text:p>
          </table:table-cell>
          <table:table-cell table:style-name="ce8" office:value-type="float" office:value="1807">
            <text:p>1807</text:p>
          </table:table-cell>
          <table:table-cell table:formula="of:=[.$B$8]/([.$B$9]*2*([.$B$11]+[.I39]))" office:value-type="float" office:value="256.50160313502">
            <text:p>256.5</text:p>
          </table:table-cell>
          <table:table-cell table:formula="of:=[.$K$10]+[.$K$11]*[.H39]" office:value-type="float" office:value="238.14044213264">
            <text:p>238.14</text:p>
          </table:table-cell>
          <table:table-cell/>
          <table:table-cell table:formula="of:=[.$M$24]+[.$M$25]*[.H39]" office:value-type="float" office:value="264.3">
            <text:p>264.3</text:p>
          </table:table-cell>
          <table:table-cell table:number-columns-repeated="4"/>
          <table:table-cell table:formula="of:=[.J39]-[.K39]" office:value-type="float" office:value="18.3611610023798">
            <text:p>18.36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220">
            <text:p>220</text:p>
          </table:table-cell>
          <table:table-cell table:style-name="ce8" office:value-type="float" office:value="1893">
            <text:p>1893</text:p>
          </table:table-cell>
          <table:table-cell table:formula="of:=[.$B$8]/([.$B$9]*2*([.$B$11]+[.I40]))" office:value-type="float" office:value="248.876598686485">
            <text:p>248.88</text:p>
          </table:table-cell>
          <table:table-cell table:formula="of:=[.$K$10]+[.$K$11]*[.H40]" office:value-type="float" office:value="226.64044213264">
            <text:p>226.64</text:p>
          </table:table-cell>
          <table:table-cell/>
          <table:table-cell table:formula="of:=[.$M$24]+[.$M$25]*[.H40]" office:value-type="float" office:value="255.6">
            <text:p>255.6</text:p>
          </table:table-cell>
          <table:table-cell table:number-columns-repeated="4"/>
          <table:table-cell table:formula="of:=[.J40]-[.K40]" office:value-type="float" office:value="22.2361565538448">
            <text:p>22.24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230">
            <text:p>230</text:p>
          </table:table-cell>
          <table:table-cell table:style-name="ce8" office:value-type="float" office:value="1982">
            <text:p>1982</text:p>
          </table:table-cell>
          <table:table-cell table:formula="of:=[.$B$8]/([.$B$9]*2*([.$B$11]+[.I41]))" office:value-type="float" office:value="241.448692152918">
            <text:p>241.45</text:p>
          </table:table-cell>
          <table:table-cell table:formula="of:=[.$K$10]+[.$K$11]*[.H41]" office:value-type="float" office:value="215.14044213264">
            <text:p>215.14</text:p>
          </table:table-cell>
          <table:table-cell/>
          <table:table-cell table:formula="of:=[.$M$24]+[.$M$25]*[.H41]" office:value-type="float" office:value="246.9">
            <text:p>246.9</text:p>
          </table:table-cell>
          <table:table-cell table:number-columns-repeated="4"/>
          <table:table-cell table:formula="of:=[.J41]-[.K41]" office:value-type="float" office:value="26.3082500202777">
            <text:p>26.31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240">
            <text:p>240</text:p>
          </table:table-cell>
          <table:table-cell table:style-name="ce8" office:value-type="float" office:value="2073">
            <text:p>2073</text:p>
          </table:table-cell>
          <table:table-cell table:formula="of:=[.$B$8]/([.$B$9]*2*([.$B$11]+[.I42]))" office:value-type="float" office:value="234.298730881874">
            <text:p>234.3</text:p>
          </table:table-cell>
          <table:table-cell table:formula="of:=[.$K$10]+[.$K$11]*[.H42]" office:value-type="float" office:value="203.64044213264">
            <text:p>203.64</text:p>
          </table:table-cell>
          <table:table-cell/>
          <table:table-cell table:formula="of:=[.$M$24]+[.$M$25]*[.H42]" office:value-type="float" office:value="238.2">
            <text:p>238.2</text:p>
          </table:table-cell>
          <table:table-cell table:number-columns-repeated="4"/>
          <table:table-cell table:formula="of:=[.J42]-[.K42]" office:value-type="float" office:value="30.6582887492346">
            <text:p>30.66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250">
            <text:p>250</text:p>
          </table:table-cell>
          <table:table-cell table:style-name="ce8" office:value-type="float" office:value="2166">
            <text:p>2166</text:p>
          </table:table-cell>
          <table:table-cell table:formula="of:=[.$B$8]/([.$B$9]*2*([.$B$11]+[.I43]))" office:value-type="float" office:value="227.416298168035">
            <text:p>227.42</text:p>
          </table:table-cell>
          <table:table-cell table:formula="of:=[.$K$10]+[.$K$11]*[.H43]" office:value-type="float" office:value="192.14044213264">
            <text:p>192.14</text:p>
          </table:table-cell>
          <table:table-cell/>
          <table:table-cell table:formula="of:=[.$M$24]+[.$M$25]*[.H43]" office:value-type="float" office:value="229.5">
            <text:p>229.5</text:p>
          </table:table-cell>
          <table:table-cell table:number-columns-repeated="4"/>
          <table:table-cell table:formula="of:=[.J43]-[.K43]" office:value-type="float" office:value="35.2758560353956">
            <text:p>35.28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260">
            <text:p>260</text:p>
          </table:table-cell>
          <table:table-cell table:style-name="ce8" office:value-type="float" office:value="2261">
            <text:p>2261</text:p>
          </table:table-cell>
          <table:table-cell table:formula="of:=[.$B$8]/([.$B$9]*2*([.$B$11]+[.I44]))" office:value-type="float" office:value="220.791168353266">
            <text:p>220.79</text:p>
          </table:table-cell>
          <table:table-cell table:formula="of:=[.$K$10]+[.$K$11]*[.H44]" office:value-type="float" office:value="180.64044213264">
            <text:p>180.64</text:p>
          </table:table-cell>
          <table:table-cell/>
          <table:table-cell table:formula="of:=[.$M$24]+[.$M$25]*[.H44]" office:value-type="float" office:value="220.8">
            <text:p>220.8</text:p>
          </table:table-cell>
          <table:table-cell table:number-columns-repeated="4"/>
          <table:table-cell table:formula="of:=[.J44]-[.K44]" office:value-type="float" office:value="40.1507262206261">
            <text:p>40.15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270">
            <text:p>270</text:p>
          </table:table-cell>
          <table:table-cell table:style-name="ce8" office:value-type="float" office:value="2357">
            <text:p>2357</text:p>
          </table:table-cell>
          <table:table-cell table:formula="of:=[.$B$8]/([.$B$9]*2*([.$B$11]+[.I45]))" office:value-type="float" office:value="214.477211796247">
            <text:p>214.48</text:p>
          </table:table-cell>
          <table:table-cell table:formula="of:=[.$K$10]+[.$K$11]*[.H45]" office:value-type="float" office:value="169.14044213264">
            <text:p>169.14</text:p>
          </table:table-cell>
          <table:table-cell/>
          <table:table-cell table:formula="of:=[.$M$24]+[.$M$25]*[.H45]" office:value-type="float" office:value="212.1">
            <text:p>212.1</text:p>
          </table:table-cell>
          <table:table-cell table:number-columns-repeated="4"/>
          <table:table-cell table:formula="of:=[.J45]-[.K45]" office:value-type="float" office:value="45.3367696636068">
            <text:p>45.34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280">
            <text:p>280</text:p>
          </table:table-cell>
          <table:table-cell table:style-name="ce8" office:value-type="float" office:value="2452">
            <text:p>2452</text:p>
          </table:table-cell>
          <table:table-cell table:formula="of:=[.$B$8]/([.$B$9]*2*([.$B$11]+[.I46]))" office:value-type="float" office:value="208.574739281576">
            <text:p>208.57</text:p>
          </table:table-cell>
          <table:table-cell table:formula="of:=[.$K$10]+[.$K$11]*[.H46]" office:value-type="float" office:value="157.64044213264">
            <text:p>157.64</text:p>
          </table:table-cell>
          <table:table-cell/>
          <table:table-cell table:formula="of:=[.$M$24]+[.$M$25]*[.H46]" office:value-type="float" office:value="203.4">
            <text:p>203.4</text:p>
          </table:table-cell>
          <table:table-cell table:number-columns-repeated="4"/>
          <table:table-cell table:formula="of:=[.J46]-[.K46]" office:value-type="float" office:value="50.9342971489361">
            <text:p>50.93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290">
            <text:p>290</text:p>
          </table:table-cell>
          <table:table-cell table:style-name="ce8" office:value-type="float" office:value="2542">
            <text:p>2542</text:p>
          </table:table-cell>
          <table:table-cell table:formula="of:=[.$B$8]/([.$B$9]*2*([.$B$11]+[.I47]))" office:value-type="float" office:value="203.274985883682">
            <text:p>203.27</text:p>
          </table:table-cell>
          <table:table-cell table:formula="of:=[.$K$10]+[.$K$11]*[.H47]" office:value-type="float" office:value="146.14044213264">
            <text:p>146.14</text:p>
          </table:table-cell>
          <table:table-cell/>
          <table:table-cell table:formula="of:=[.$M$24]+[.$M$25]*[.H47]" office:value-type="float" office:value="194.7">
            <text:p>194.7</text:p>
          </table:table-cell>
          <table:table-cell table:number-columns-repeated="4"/>
          <table:table-cell table:formula="of:=[.J47]-[.K47]" office:value-type="float" office:value="57.1345437510417">
            <text:p>57.13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300">
            <text:p>300</text:p>
          </table:table-cell>
          <table:table-cell table:style-name="ce8" office:value-type="float" office:value="2624">
            <text:p>2624</text:p>
          </table:table-cell>
          <table:table-cell table:formula="of:=[.$B$8]/([.$B$9]*2*([.$B$11]+[.I48]))" office:value-type="float" office:value="198.675496688742">
            <text:p>198.68</text:p>
          </table:table-cell>
          <table:table-cell table:formula="of:=[.$K$10]+[.$K$11]*[.H48]" office:value-type="float" office:value="134.64044213264">
            <text:p>134.64</text:p>
          </table:table-cell>
          <table:table-cell/>
          <table:table-cell table:formula="of:=[.$M$24]+[.$M$25]*[.H48]" office:value-type="float" office:value="186">
            <text:p>186</text:p>
          </table:table-cell>
          <table:table-cell table:number-columns-repeated="4"/>
          <table:table-cell table:formula="of:=[.J48]-[.K48]" office:value-type="float" office:value="64.0350545561019">
            <text:p>64.04</text:p>
          </table:table-cell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100" table:style-name="ta1" table:print="false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05" table:default-cell-style-name="Default"/>
        <table:table-row table:style-name="ro1">
          <table:table-cell table:style-name="ce1" office:value-type="string">
            <text:p>STM32MCU Motor temperature input (resistance to frequency converter)</text:p>
          </table:table-cell>
          <table:table-cell table:number-columns-repeated="8"/>
          <table:table-cell table:style-name="ce10" office:value-type="string">
            <text:p>RED</text:p>
          </table:table-cell>
          <table:table-cell table:style-name="ce11" office:value-type="string">
            <text:p>BLUE</text:p>
          </table:table-cell>
          <table:table-cell/>
          <table:table-cell table:style-name="ce18" office:value-type="string">
            <text:p>YELLOW</text:p>
          </table:table-cell>
          <table:table-cell table:style-name="ce19" office:value-type="string">
            <text:p>GREEN</text:p>
          </table:table-cell>
          <table:table-cell/>
          <table:table-cell office:value-type="string">
            <text:p>Up other way</text:p>
          </table:table-cell>
          <table:table-cell/>
          <table:table-cell table:style-name="ce10" office:value-type="string">
            <text:p>Freq Error</text:p>
          </table:table-cell>
          <table:table-cell table:number-columns-repeated="1006"/>
        </table:table-row>
        <table:table-row table:style-name="ro2">
          <table:table-cell table:number-columns-repeated="12"/>
          <table:table-cell office:value-type="string">
            <text:p>Above 90</text:p>
          </table:table-cell>
          <table:table-cell office:value-type="string">
            <text:p>Below 90</text:p>
          </table:table-cell>
          <table:table-cell table:number-columns-repeated="1010"/>
        </table:table-row>
        <table:table-row table:style-name="ro2">
          <table:table-cell office:value-type="string">
            <text:p>X= 1.44 → 1.49</text:p>
          </table:table-cell>
          <table:table-cell table:number-columns-repeated="11"/>
          <table:table-cell office:value-type="string">
            <text:p>Below 3059 Hz</text:p>
          </table:table-cell>
          <table:table-cell office:value-type="string">
            <text:p>Above 3059 Hz</text:p>
          </table:table-cell>
          <table:table-cell table:number-columns-repeated="1010"/>
        </table:table-row>
        <table:table-row table:style-name="ro2">
          <table:table-cell office:value-type="string">
            <text:p>R2 = 1k + resistance i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req = X/C/(R1+2R2)</text:p>
          </table:table-cell>
          <table:table-cell table:number-columns-repeated="6"/>
          <table:table-cell office:value-type="string">
            <text:p>Temp in </text:p>
          </table:table-cell>
          <table:table-cell office:value-type="string">
            <text:p>Resistance in</text:p>
          </table:table-cell>
          <table:table-cell office:value-type="string">
            <text:p>Freq out</text:p>
          </table:table-cell>
          <table:table-cell table:number-columns-repeated="8"/>
          <table:table-cell table:style-name="ce10" office:value-type="string">
            <text:p>DUAL LINEAR EQUATIONS</text:p>
          </table:table-cell>
          <table:table-cell table:number-columns-repeated="1005"/>
        </table:table-row>
        <table:table-row table:style-name="ro2">
          <table:table-cell table:number-columns-repeated="7"/>
          <table:table-cell office:value-type="string">
            <text:p>degC</text:p>
          </table:table-cell>
          <table:table-cell office:value-type="string">
            <text:p>Ohms</text:p>
          </table:table-cell>
          <table:table-cell office:value-type="string">
            <text:p>Hz</text:p>
          </table:table-cell>
          <table:table-cell table:number-columns-repeated="8"/>
          <table:table-cell office:value-type="string">
            <text:p>Y Intersection=</text:p>
          </table:table-cell>
          <table:table-cell table:formula="of:=[.M11]*[.T8]+[.M10]" office:value-type="float" office:value="3059.45434425736">
            <text:p>3059.45</text:p>
          </table:table-cell>
          <table:table-cell table:number-columns-repeated="1004"/>
        </table:table-row>
        <table:table-row table:style-name="ro2">
          <table:table-cell office:value-type="string">
            <text:p>X</text:p>
          </table:table-cell>
          <table:table-cell office:value-type="float" office:value="1.44">
            <text:p>1.44</text:p>
          </table:table-cell>
          <table:table-cell table:number-columns-repeated="5"/>
          <table:table-cell office:value-type="string">
            <text:p>short circuit</text:p>
          </table:table-cell>
          <table:table-cell office:value-type="float" office:value="0">
            <text:p>0</text:p>
          </table:table-cell>
          <table:table-cell table:formula="of:=[.$B$8]/([.$B$9]*2*([.$B$11]+[.I8]))" office:value-type="float" office:value="7200">
            <text:p>7200</text:p>
          </table:table-cell>
          <table:table-cell table:number-columns-repeated="8"/>
          <table:table-cell office:value-type="string">
            <text:p>X Intersection=</text:p>
          </table:table-cell>
          <table:table-cell table:formula="of:=([.N10]-[.M10])/([.M11]-[.N11])" office:value-type="float" office:value="90.0548043831347">
            <text:p>90.05</text:p>
          </table:table-cell>
          <table:table-cell table:number-columns-repeated="1004"/>
        </table:table-row>
        <table:table-row table:style-name="ro2">
          <table:table-cell office:value-type="string">
            <text:p>C</text:p>
          </table:table-cell>
          <table:table-cell table:style-name="ce3" office:value-type="float" office:value="0.000001">
            <text:p>1.00E-006</text:p>
          </table:table-cell>
          <table:table-cell office:value-type="string">
            <text:p>F</text:p>
          </table:table-cell>
          <table:table-cell table:number-columns-repeated="4"/>
          <table:table-cell office:value-type="string">
            <text:p>open circuit</text:p>
          </table:table-cell>
          <table:table-cell table:style-name="ce3" office:value-type="float" office:value="1000000">
            <text:p>1.00E+006</text:p>
          </table:table-cell>
          <table:table-cell table:formula="of:=[.$B$8]/([.$B$9]*2*([.$B$11]+[.I9]))" office:value-type="float" office:value="0.71992800719928">
            <text:p>0.72</text:p>
          </table:table-cell>
          <table:table-cell table:number-columns-repeated="8"/>
          <table:table-cell table:style-name="ce10" office:value-type="string">
            <text:p>Above 90 deg C</text:p>
          </table:table-cell>
          <table:table-cell/>
          <table:table-cell table:style-name="ce10" office:value-type="string">
            <text:p>Below 90 degC</text:p>
          </table:table-cell>
          <table:table-cell table:number-columns-repeated="1003"/>
        </table:table-row>
        <table:table-row table:style-name="ro2">
          <table:table-cell office:value-type="string">
            <text:p>R1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4"/>
          <table:table-cell table:number-columns-repeated="2"/>
          <table:table-cell office:value-type="string">
            <text:p>A</text:p>
          </table:table-cell>
          <table:table-cell table:formula="of:=[.J41]+[.H41]*(-[.K11])" office:value-type="float" office:value="3536.82534067475">
            <text:p>3536.83</text:p>
          </table:table-cell>
          <table:table-cell/>
          <table:table-cell table:formula="of:=[.$J42]+[.$H42]*(-[.M11])" office:value-type="float" office:value="3455.69548354316">
            <text:p>3455.7</text:p>
          </table:table-cell>
          <table:table-cell table:formula="of:=[.$J22]+[.$H22]*(-[.N11])" office:value-type="float" office:value="3563.76124880292">
            <text:p>3563.76</text:p>
          </table:table-cell>
          <table:table-cell table:style-name="ce12" office:value-type="string">
            <text:p>A Blue=</text:p>
          </table:table-cell>
          <table:table-cell table:style-name="ce12" table:formula="of:=-[.K10]/[.K11]" office:value-type="float" office:value="707.365068134951">
            <text:p>707.37</text:p>
          </table:table-cell>
          <table:table-cell table:number-columns-repeated="2"/>
          <table:table-cell table:style-name="ce13" office:value-type="string">
            <text:p>A Yellow=</text:p>
          </table:table-cell>
          <table:table-cell table:style-name="ce21" table:formula="of:=-[.M10]/[.M11]" office:value-type="float" office:value="785.385337168899">
            <text:p>785.3853</text:p>
          </table:table-cell>
          <table:table-cell table:style-name="ce22" office:value-type="string">
            <text:p>A Green=</text:p>
          </table:table-cell>
          <table:table-cell table:style-name="ce23" table:formula="of:=-[.N10]/[.N11]" office:value-type="float" office:value="636.385937286236">
            <text:p>636.3859</text:p>
          </table:table-cell>
          <table:table-cell table:number-columns-repeated="1002"/>
        </table:table-row>
        <table:table-row table:style-name="ro2">
          <table:table-cell office:value-type="string">
            <text:p>R2 base</text:p>
          </table:table-cell>
          <table:table-cell office:value-type="float" office:value="100">
            <text:p>100</text:p>
          </table:table-cell>
          <table:table-cell office:value-type="string">
            <text:p>Ohm</text:p>
          </table:table-cell>
          <table:table-cell table:number-columns-repeated="6"/>
          <table:table-cell office:value-type="string">
            <text:p>Bx</text:p>
          </table:table-cell>
          <table:table-cell office:value-type="float" office:value="-5">
            <text:p>-5</text:p>
          </table:table-cell>
          <table:table-cell/>
          <table:table-cell office:value-type="float" office:value="-4.4">
            <text:p>-4.4</text:p>
          </table:table-cell>
          <table:table-cell office:value-type="float" office:value="-5.6">
            <text:p>-5.6</text:p>
          </table:table-cell>
          <table:table-cell table:style-name="ce12" office:value-type="string">
            <text:p>B Blue=</text:p>
          </table:table-cell>
          <table:table-cell table:style-name="ce20" table:formula="of:=1/[.K11]" office:value-type="float" office:value="-0.2">
            <text:p>-0.20</text:p>
          </table:table-cell>
          <table:table-cell table:number-columns-repeated="2"/>
          <table:table-cell table:style-name="ce13" office:value-type="string">
            <text:p>B Yellow=</text:p>
          </table:table-cell>
          <table:table-cell table:style-name="ce21" table:formula="of:=1/[.M11]" office:value-type="float" office:value="-0.227272727272727">
            <text:p>-0.2273</text:p>
          </table:table-cell>
          <table:table-cell table:style-name="ce22" office:value-type="string">
            <text:p>B Green=</text:p>
          </table:table-cell>
          <table:table-cell table:style-name="ce23" table:formula="of:=1/[.N11]" office:value-type="float" office:value="-0.178571428571429">
            <text:p>-0.1786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15" office:value-type="float" office:value="0">
            <text:p>0</text:p>
          </table:table-cell>
          <table:table-cell table:style-name="ce15" office:value-type="float" office:value="100">
            <text:p>100</text:p>
          </table:table-cell>
          <table:table-cell table:formula="of:=[.$B$8]/([.$B$9]*2*([.$B$11]+[.I13]))" office:value-type="float" office:value="3600">
            <text:p>3600</text:p>
          </table:table-cell>
          <table:table-cell table:formula="of:=[.$K$10]+[.$K$11]*[.H13]" office:value-type="float" office:value="3536.82534067475">
            <text:p>3536.83</text:p>
          </table:table-cell>
          <table:table-cell/>
          <table:table-cell table:formula="of:=[.M$10]+[.M$11]*[.$H13]" office:value-type="float" office:value="3455.69548354316">
            <text:p>3455.7</text:p>
          </table:table-cell>
          <table:table-cell table:formula="of:=[.N$10]+[.N$11]*[.$H13]" office:value-type="float" office:value="3563.76124880292">
            <text:p>3563.76</text:p>
          </table:table-cell>
          <table:table-cell table:number-columns-repeated="3"/>
          <table:table-cell table:formula="of:=[.J13]-[.K13]" office:value-type="float" office:value="63.1746593252474">
            <text:p>63.17</text:p>
          </table:table-cell>
          <table:table-cell table:number-columns-repeated="1006"/>
        </table:table-row>
        <table:table-row table:style-name="ro2">
          <table:table-cell office:value-type="string">
            <text:p>Failures:</text:p>
          </table:table-cell>
          <table:table-cell table:number-columns-repeated="6"/>
          <table:table-cell table:style-name="ce15" office:value-type="float" office:value="1.85">
            <text:p>1.85</text:p>
          </table:table-cell>
          <table:table-cell table:style-name="ce15" office:value-type="float" office:value="100.7228">
            <text:p>100.72</text:p>
          </table:table-cell>
          <table:table-cell table:formula="of:=[.$B$8]/([.$B$9]*2*([.$B$11]+[.I14]))" office:value-type="float" office:value="3587.03645026873">
            <text:p>3587.04</text:p>
          </table:table-cell>
          <table:table-cell table:formula="of:=[.$K$10]+[.$K$11]*[.H14]" office:value-type="float" office:value="3527.57534067475">
            <text:p>3527.58</text:p>
          </table:table-cell>
          <table:table-cell/>
          <table:table-cell table:formula="of:=[.M$10]+[.M$11]*[.$H14]" office:value-type="float" office:value="3447.55548354316">
            <text:p>3447.56</text:p>
          </table:table-cell>
          <table:table-cell table:formula="of:=[.N$10]+[.N$11]*[.$H14]" office:value-type="float" office:value="3553.40124880292">
            <text:p>3553.4</text:p>
          </table:table-cell>
          <table:table-cell table:number-columns-repeated="3"/>
          <table:table-cell table:formula="of:=[.J14]-[.K14]" office:value-type="float" office:value="59.4611095939763">
            <text:p>59.46</text:p>
          </table:table-cell>
          <table:table-cell table:number-columns-repeated="1006"/>
        </table:table-row>
        <table:table-row table:style-name="ro2">
          <table:table-cell office:value-type="string">
            <text:p><text:s/>above ~4000Hz is noise?</text:p>
          </table:table-cell>
          <table:table-cell table:number-columns-repeated="6"/>
          <table:table-cell table:style-name="ce15" office:value-type="float" office:value="6.85">
            <text:p>6.85</text:p>
          </table:table-cell>
          <table:table-cell table:style-name="ce15" office:value-type="float" office:value="102.6745">
            <text:p>102.67</text:p>
          </table:table-cell>
          <table:table-cell table:formula="of:=[.$B$8]/([.$B$9]*2*([.$B$11]+[.I15]))" office:value-type="float" office:value="3552.49427036948">
            <text:p>3552.49</text:p>
          </table:table-cell>
          <table:table-cell table:formula="of:=[.$K$10]+[.$K$11]*[.H15]" office:value-type="float" office:value="3502.57534067475">
            <text:p>3502.58</text:p>
          </table:table-cell>
          <table:table-cell/>
          <table:table-cell table:formula="of:=[.M$10]+[.M$11]*[.$H15]" office:value-type="float" office:value="3425.55548354316">
            <text:p>3425.56</text:p>
          </table:table-cell>
          <table:table-cell table:formula="of:=[.N$10]+[.N$11]*[.$H15]" office:value-type="float" office:value="3525.40124880292">
            <text:p>3525.4</text:p>
          </table:table-cell>
          <table:table-cell table:number-columns-repeated="3"/>
          <table:table-cell table:formula="of:=[.J15]-[.K15]" office:value-type="float" office:value="49.9189296947316">
            <text:p>49.92</text:p>
          </table:table-cell>
          <table:table-cell table:number-columns-repeated="1006"/>
        </table:table-row>
        <table:table-row table:style-name="ro2">
          <table:table-cell office:value-type="string">
            <text:p>~1000Hz is a short circuit?</text:p>
          </table:table-cell>
          <table:table-cell table:number-columns-repeated="6"/>
          <table:table-cell office:value-type="float" office:value="11.85">
            <text:p>11.85</text:p>
          </table:table-cell>
          <table:table-cell table:style-name="ce15" office:value-type="float" office:value="104.6232">
            <text:p>104.62</text:p>
          </table:table-cell>
          <table:table-cell table:formula="of:=[.$B$8]/([.$B$9]*2*([.$B$11]+[.I16]))" office:value-type="float" office:value="3518.66259544372">
            <text:p>3518.66</text:p>
          </table:table-cell>
          <table:table-cell table:formula="of:=[.$K$10]+[.$K$11]*[.H16]" office:value-type="float" office:value="3477.57534067475">
            <text:p>3477.58</text:p>
          </table:table-cell>
          <table:table-cell/>
          <table:table-cell table:formula="of:=[.M$10]+[.M$11]*[.$H16]" office:value-type="float" office:value="3403.55548354316">
            <text:p>3403.56</text:p>
          </table:table-cell>
          <table:table-cell table:formula="of:=[.N$10]+[.N$11]*[.$H16]" office:value-type="float" office:value="3497.40124880292">
            <text:p>3497.4</text:p>
          </table:table-cell>
          <table:table-cell table:number-columns-repeated="3"/>
          <table:table-cell table:formula="of:=[.J16]-[.K16]" office:value-type="float" office:value="41.0872547689705">
            <text:p>41.09</text:p>
          </table:table-cell>
          <table:table-cell table:number-columns-repeated="1006"/>
        </table:table-row>
        <table:table-row table:style-name="ro2">
          <table:table-cell>
            <draw:frame table:end-cell-address="PT100.H53" table:end-x="0.2453in" table:end-y="0.15in" draw:z-index="0" draw:style-name="gr1" svg:width="6.4913in" svg:height="7.1268in" svg:x="0.0004in" svg:y="0.1854in">
              <draw:object draw:notify-on-update-of-ranges="PT100.H13:PT100.H49 PT100.J13:PT100.J49 PT100.H13:PT100.H49 PT100.K13:PT100.K49 PT100.H13:PT100.H49 PT100.M13:PT100.M48 PT100.H13:PT100.H49 PT100.N13:PT100.N4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 table:style-name="ce15" office:value-type="float" office:value="16.85">
            <text:p>16.85</text:p>
          </table:table-cell>
          <table:table-cell table:style-name="ce15" office:value-type="float" office:value="106.5691">
            <text:p>106.57</text:p>
          </table:table-cell>
          <table:table-cell table:formula="of:=[.$B$8]/([.$B$9]*2*([.$B$11]+[.I17]))" office:value-type="float" office:value="3485.51646882327">
            <text:p>3485.52</text:p>
          </table:table-cell>
          <table:table-cell table:formula="of:=[.$K$10]+[.$K$11]*[.H17]" office:value-type="float" office:value="3452.57534067475">
            <text:p>3452.58</text:p>
          </table:table-cell>
          <table:table-cell/>
          <table:table-cell table:formula="of:=[.M$10]+[.M$11]*[.$H17]" office:value-type="float" office:value="3381.55548354316">
            <text:p>3381.56</text:p>
          </table:table-cell>
          <table:table-cell table:formula="of:=[.N$10]+[.N$11]*[.$H17]" office:value-type="float" office:value="3469.40124880292">
            <text:p>3469.4</text:p>
          </table:table-cell>
          <table:table-cell table:number-columns-repeated="3"/>
          <table:table-cell table:formula="of:=[.J17]-[.K17]" office:value-type="float" office:value="32.9411281485127">
            <text:p>32.94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5" office:value-type="float" office:value="21.85">
            <text:p>21.85</text:p>
          </table:table-cell>
          <table:table-cell table:style-name="ce15" office:value-type="float" office:value="108.5121">
            <text:p>108.51</text:p>
          </table:table-cell>
          <table:table-cell table:formula="of:=[.$B$8]/([.$B$9]*2*([.$B$11]+[.I18]))" office:value-type="float" office:value="3453.0370179956">
            <text:p>3453.04</text:p>
          </table:table-cell>
          <table:table-cell table:formula="of:=[.$K$10]+[.$K$11]*[.H18]" office:value-type="float" office:value="3427.57534067475">
            <text:p>3427.58</text:p>
          </table:table-cell>
          <table:table-cell table:style-name="ce13" office:value-type="string">
            <text:p>← ambient</text:p>
          </table:table-cell>
          <table:table-cell table:formula="of:=[.M$10]+[.M$11]*[.$H18]" office:value-type="float" office:value="3359.55548354316">
            <text:p>3359.56</text:p>
          </table:table-cell>
          <table:table-cell table:formula="of:=[.N$10]+[.N$11]*[.$H18]" office:value-type="float" office:value="3441.40124880292">
            <text:p>3441.4</text:p>
          </table:table-cell>
          <table:table-cell table:number-columns-repeated="3"/>
          <table:table-cell table:formula="of:=[.J18]-[.K18]" office:value-type="float" office:value="25.4616773208454">
            <text:p>25.46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5" office:value-type="float" office:value="26.85">
            <text:p>26.85</text:p>
          </table:table-cell>
          <table:table-cell table:style-name="ce15" office:value-type="float" office:value="110.4522">
            <text:p>110.45</text:p>
          </table:table-cell>
          <table:table-cell table:formula="of:=[.$B$8]/([.$B$9]*2*([.$B$11]+[.I19]))" office:value-type="float" office:value="3421.20443502135">
            <text:p>3421.2</text:p>
          </table:table-cell>
          <table:table-cell table:formula="of:=[.$K$10]+[.$K$11]*[.H19]" office:value-type="float" office:value="3402.57534067475">
            <text:p>3402.58</text:p>
          </table:table-cell>
          <table:table-cell/>
          <table:table-cell table:formula="of:=[.M$10]+[.M$11]*[.$H19]" office:value-type="float" office:value="3337.55548354316">
            <text:p>3337.56</text:p>
          </table:table-cell>
          <table:table-cell table:formula="of:=[.N$10]+[.N$11]*[.$H19]" office:value-type="float" office:value="3413.40124880292">
            <text:p>3413.4</text:p>
          </table:table-cell>
          <table:table-cell table:number-columns-repeated="3"/>
          <table:table-cell table:formula="of:=[.J19]-[.K19]" office:value-type="float" office:value="18.629094346597">
            <text:p>18.63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5" office:value-type="float" office:value="31.85">
            <text:p>31.85</text:p>
          </table:table-cell>
          <table:table-cell table:style-name="ce15" office:value-type="float" office:value="112.3894">
            <text:p>112.39</text:p>
          </table:table-cell>
          <table:table-cell table:formula="of:=[.$B$8]/([.$B$9]*2*([.$B$11]+[.I20]))" office:value-type="float" office:value="3389.99968925003">
            <text:p>3390</text:p>
          </table:table-cell>
          <table:table-cell table:formula="of:=[.$K$10]+[.$K$11]*[.H20]" office:value-type="float" office:value="3377.57534067475">
            <text:p>3377.58</text:p>
          </table:table-cell>
          <table:table-cell/>
          <table:table-cell table:formula="of:=[.M$10]+[.M$11]*[.$H20]" office:value-type="float" office:value="3315.55548354316">
            <text:p>3315.56</text:p>
          </table:table-cell>
          <table:table-cell table:formula="of:=[.N$10]+[.N$11]*[.$H20]" office:value-type="float" office:value="3385.40124880292">
            <text:p>3385.4</text:p>
          </table:table-cell>
          <table:table-cell table:number-columns-repeated="3"/>
          <table:table-cell table:formula="of:=[.J20]-[.K20]" office:value-type="float" office:value="12.4243485752763">
            <text:p>12.42</text:p>
          </table:table-cell>
          <table:table-cell table:number-columns-repeated="1006"/>
        </table:table-row>
        <table:table-row table:style-name="ro2">
          <table:table-cell table:style-name="ce14" table:number-columns-repeated="7"/>
          <table:table-cell table:style-name="ce16" office:value-type="float" office:value="36.85">
            <text:p>36.85</text:p>
          </table:table-cell>
          <table:table-cell table:style-name="ce16" office:value-type="float" office:value="114.3237">
            <text:p>114.32</text:p>
          </table:table-cell>
          <table:table-cell table:style-name="ce14" table:formula="of:=[.$B$8]/([.$B$9]*2*([.$B$11]+[.I21]))" office:value-type="float" office:value="3359.40448956415">
            <text:p>3359.4</text:p>
          </table:table-cell>
          <table:table-cell table:formula="of:=[.$K$10]+[.$K$11]*[.H21]" office:value-type="float" office:value="3352.57534067475">
            <text:p>3352.58</text:p>
          </table:table-cell>
          <table:table-cell table:style-name="ce14"/>
          <table:table-cell table:formula="of:=[.M$10]+[.M$11]*[.$H21]" office:value-type="float" office:value="3293.55548354316">
            <text:p>3293.56</text:p>
          </table:table-cell>
          <table:table-cell table:formula="of:=[.N$10]+[.N$11]*[.$H21]" office:value-type="float" office:value="3357.40124880292">
            <text:p>3357.4</text:p>
          </table:table-cell>
          <table:table-cell table:style-name="ce14" table:number-columns-repeated="3"/>
          <table:table-cell table:style-name="ce14" table:formula="of:=[.J21]-[.K21]" office:value-type="float" office:value="6.8291488893974">
            <text:p>6.83</text:p>
          </table:table-cell>
          <table:table-cell table:style-name="ce14" table:number-columns-repeated="1006"/>
        </table:table-row>
        <table:table-row table:style-name="ro2">
          <table:table-cell table:style-name="ce2"/>
          <table:table-cell table:style-name="ce2" office:value-type="float" office:value="480">
            <text:p>480</text:p>
          </table:table-cell>
          <table:table-cell table:style-name="ce2" office:value-type="string">
            <text:p>Hz</text:p>
          </table:table-cell>
          <table:table-cell table:style-name="ce2" table:number-columns-repeated="4"/>
          <table:table-cell table:style-name="ce17" office:value-type="float" office:value="41.85">
            <text:p>41.85</text:p>
          </table:table-cell>
          <table:table-cell table:style-name="ce17" office:value-type="float" office:value="116.2551">
            <text:p>116.26</text:p>
          </table:table-cell>
          <table:table-cell table:style-name="ce2" table:formula="of:=[.$B$8]/([.$B$9]*2*([.$B$11]+[.I22]))" office:value-type="float" office:value="3329.40124880292">
            <text:p>3329.4</text:p>
          </table:table-cell>
          <table:table-cell table:formula="of:=[.$K$10]+[.$K$11]*[.H22]" office:value-type="float" office:value="3327.57534067475">
            <text:p>3327.58</text:p>
          </table:table-cell>
          <table:table-cell table:style-name="ce2"/>
          <table:table-cell table:formula="of:=[.M$10]+[.M$11]*[.$H22]" office:value-type="float" office:value="3271.55548354316">
            <text:p>3271.56</text:p>
          </table:table-cell>
          <table:table-cell table:formula="of:=[.N$10]+[.N$11]*[.$H22]" office:value-type="float" office:value="3329.40124880292">
            <text:p>3329.4</text:p>
          </table:table-cell>
          <table:table-cell table:style-name="ce2" table:number-columns-repeated="3"/>
          <table:table-cell table:style-name="ce2" table:formula="of:=[.J22]-[.K22]" office:value-type="float" office:value="1.82590812816579">
            <text:p>1.83</text:p>
          </table:table-cell>
          <table:table-cell table:style-name="ce2" table:number-columns-repeated="1006"/>
        </table:table-row>
        <table:table-row table:style-name="ro2">
          <table:table-cell table:style-name="ce2"/>
          <table:table-cell table:style-name="ce2" office:value-type="float" office:value="300">
            <text:p>300</text:p>
          </table:table-cell>
          <table:table-cell table:style-name="ce2" office:value-type="string">
            <text:p>Hz</text:p>
          </table:table-cell>
          <table:table-cell table:style-name="ce2" table:number-columns-repeated="4"/>
          <table:table-cell table:style-name="ce17" office:value-type="float" office:value="46.85">
            <text:p>46.85</text:p>
          </table:table-cell>
          <table:table-cell table:style-name="ce17" office:value-type="float" office:value="118.1836">
            <text:p>118.18</text:p>
          </table:table-cell>
          <table:table-cell table:style-name="ce2" table:formula="of:=[.$B$8]/([.$B$9]*2*([.$B$11]+[.I23]))" office:value-type="float" office:value="3299.97305022009">
            <text:p>3299.97</text:p>
          </table:table-cell>
          <table:table-cell table:formula="of:=[.$K$10]+[.$K$11]*[.H23]" office:value-type="float" office:value="3302.57534067475">
            <text:p>3302.58</text:p>
          </table:table-cell>
          <table:table-cell table:style-name="ce2"/>
          <table:table-cell table:formula="of:=[.M$10]+[.M$11]*[.$H23]" office:value-type="float" office:value="3249.55548354316">
            <text:p>3249.56</text:p>
          </table:table-cell>
          <table:table-cell table:formula="of:=[.N$10]+[.N$11]*[.$H23]" office:value-type="float" office:value="3301.40124880292">
            <text:p>3301.4</text:p>
          </table:table-cell>
          <table:table-cell table:style-name="ce2" table:number-columns-repeated="3"/>
          <table:table-cell table:style-name="ce2" table:formula="of:=[.J23]-[.K23]" office:value-type="float" office:value="-2.60229045466303">
            <text:p>-2.6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7"/>
          <table:table-cell table:style-name="ce17" office:value-type="float" office:value="51.85">
            <text:p>51.85</text:p>
          </table:table-cell>
          <table:table-cell table:style-name="ce17" office:value-type="float" office:value="120.1093">
            <text:p>120.11</text:p>
          </table:table-cell>
          <table:table-cell table:style-name="ce2" table:formula="of:=[.$B$8]/([.$B$9]*2*([.$B$11]+[.I24]))" office:value-type="float" office:value="3271.10212971465">
            <text:p>3271.1</text:p>
          </table:table-cell>
          <table:table-cell table:formula="of:=[.$K$10]+[.$K$11]*[.H24]" office:value-type="float" office:value="3277.57534067475">
            <text:p>3277.58</text:p>
          </table:table-cell>
          <table:table-cell table:style-name="ce2"/>
          <table:table-cell table:formula="of:=[.M$10]+[.M$11]*[.$H24]" office:value-type="float" office:value="3227.55548354316">
            <text:p>3227.56</text:p>
          </table:table-cell>
          <table:table-cell table:formula="of:=[.N$10]+[.N$11]*[.$H24]" office:value-type="float" office:value="3273.40124880292">
            <text:p>3273.4</text:p>
          </table:table-cell>
          <table:table-cell table:style-name="ce2"/>
          <table:table-cell table:style-name="ce2" table:formula="of:=-[.M10]/[.M11]" office:value-type="float" office:value="785.385337168899">
            <text:p>785.39</text:p>
          </table:table-cell>
          <table:table-cell table:style-name="ce2"/>
          <table:table-cell table:style-name="ce2" table:formula="of:=[.J24]-[.K24]" office:value-type="float" office:value="-6.47321096010637">
            <text:p>-6.47</text:p>
          </table:table-cell>
          <table:table-cell table:style-name="ce2" table:number-columns-repeated="1006"/>
        </table:table-row>
        <table:table-row table:style-name="ro2">
          <table:table-cell table:number-columns-repeated="7"/>
          <table:table-cell table:style-name="ce15" office:value-type="float" office:value="56.85">
            <text:p>56.85</text:p>
          </table:table-cell>
          <table:table-cell table:style-name="ce15" office:value-type="float" office:value="122.032">
            <text:p>122.03</text:p>
          </table:table-cell>
          <table:table-cell table:formula="of:=[.$B$8]/([.$B$9]*2*([.$B$11]+[.I25]))" office:value-type="float" office:value="3242.77581609858">
            <text:p>3242.78</text:p>
          </table:table-cell>
          <table:table-cell table:formula="of:=[.$K$10]+[.$K$11]*[.H25]" office:value-type="float" office:value="3252.57534067475">
            <text:p>3252.58</text:p>
          </table:table-cell>
          <table:table-cell/>
          <table:table-cell table:formula="of:=[.M$10]+[.M$11]*[.$H25]" office:value-type="float" office:value="3205.55548354316">
            <text:p>3205.56</text:p>
          </table:table-cell>
          <table:table-cell table:formula="of:=[.N$10]+[.N$11]*[.$H25]" office:value-type="float" office:value="3245.40124880292">
            <text:p>3245.4</text:p>
          </table:table-cell>
          <table:table-cell/>
          <table:table-cell table:formula="of:=1/[.M11]" office:value-type="float" office:value="-0.227272727272727">
            <text:p>-0.23</text:p>
          </table:table-cell>
          <table:table-cell/>
          <table:table-cell table:formula="of:=[.J25]-[.K25]" office:value-type="float" office:value="-9.79952457617173">
            <text:p>-9.8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250">
            <text:p>250</text:p>
          </table:table-cell>
          <table:table-cell office:value-type="string">
            <text:p>Hz</text:p>
          </table:table-cell>
          <table:table-cell table:number-columns-repeated="4"/>
          <table:table-cell table:style-name="ce15" office:value-type="float" office:value="61.85">
            <text:p>61.85</text:p>
          </table:table-cell>
          <table:table-cell table:style-name="ce15" office:value-type="float" office:value="123.9519">
            <text:p>123.95</text:p>
          </table:table-cell>
          <table:table-cell table:formula="of:=[.$B$8]/([.$B$9]*2*([.$B$11]+[.I26]))" office:value-type="float" office:value="3214.9760729871">
            <text:p>3214.98</text:p>
          </table:table-cell>
          <table:table-cell table:formula="of:=[.$K$10]+[.$K$11]*[.H26]" office:value-type="float" office:value="3227.57534067475">
            <text:p>3227.58</text:p>
          </table:table-cell>
          <table:table-cell/>
          <table:table-cell table:formula="of:=[.M$10]+[.M$11]*[.$H26]" office:value-type="float" office:value="3183.55548354316">
            <text:p>3183.56</text:p>
          </table:table-cell>
          <table:table-cell table:formula="of:=[.N$10]+[.N$11]*[.$H26]" office:value-type="float" office:value="3217.40124880292">
            <text:p>3217.4</text:p>
          </table:table-cell>
          <table:table-cell table:number-columns-repeated="3"/>
          <table:table-cell table:formula="of:=[.J26]-[.K26]" office:value-type="float" office:value="-12.5992676876513">
            <text:p>-12.6</text:p>
          </table:table-cell>
          <table:table-cell table:number-columns-repeated="1006"/>
        </table:table-row>
        <table:table-row table:style-name="ro2">
          <table:table-cell/>
          <table:table-cell table:formula="of:=[.B26]*2^16" office:value-type="float" office:value="16384000">
            <text:p>16384000</text:p>
          </table:table-cell>
          <table:table-cell table:number-columns-repeated="5"/>
          <table:table-cell table:style-name="ce15" office:value-type="float" office:value="66.85">
            <text:p>66.85</text:p>
          </table:table-cell>
          <table:table-cell table:style-name="ce15" office:value-type="float" office:value="125.8689">
            <text:p>125.87</text:p>
          </table:table-cell>
          <table:table-cell table:formula="of:=[.$B$8]/([.$B$9]*2*([.$B$11]+[.I27]))" office:value-type="float" office:value="3187.68985017415">
            <text:p>3187.69</text:p>
          </table:table-cell>
          <table:table-cell table:formula="of:=[.$K$10]+[.$K$11]*[.H27]" office:value-type="float" office:value="3202.57534067475">
            <text:p>3202.58</text:p>
          </table:table-cell>
          <table:table-cell/>
          <table:table-cell table:formula="of:=[.M$10]+[.M$11]*[.$H27]" office:value-type="float" office:value="3161.55548354316">
            <text:p>3161.56</text:p>
          </table:table-cell>
          <table:table-cell table:formula="of:=[.N$10]+[.N$11]*[.$H27]" office:value-type="float" office:value="3189.40124880292">
            <text:p>3189.4</text:p>
          </table:table-cell>
          <table:table-cell table:number-columns-repeated="3"/>
          <table:table-cell table:formula="of:=[.J27]-[.K27]" office:value-type="float" office:value="-14.8854905006028">
            <text:p>-14.89</text:p>
          </table:table-cell>
          <table:table-cell table:number-columns-repeated="1006"/>
        </table:table-row>
        <table:table-row table:style-name="ro2">
          <table:table-cell/>
          <table:table-cell table:formula="of:=[.B27]/1000000" office:value-type="float" office:value="16.384">
            <text:p>16.38</text:p>
          </table:table-cell>
          <table:table-cell office:value-type="string">
            <text:p>MHz</text:p>
          </table:table-cell>
          <table:table-cell table:number-columns-repeated="4"/>
          <table:table-cell table:style-name="ce15" office:value-type="float" office:value="71.85">
            <text:p>71.85</text:p>
          </table:table-cell>
          <table:table-cell table:style-name="ce15" office:value-type="float" office:value="127.783">
            <text:p>127.78</text:p>
          </table:table-cell>
          <table:table-cell table:formula="of:=[.$B$8]/([.$B$9]*2*([.$B$11]+[.I28]))" office:value-type="float" office:value="3160.90314026947">
            <text:p>3160.9</text:p>
          </table:table-cell>
          <table:table-cell table:formula="of:=[.$K$10]+[.$K$11]*[.H28]" office:value-type="float" office:value="3177.57534067475">
            <text:p>3177.58</text:p>
          </table:table-cell>
          <table:table-cell/>
          <table:table-cell table:formula="of:=[.M$10]+[.M$11]*[.$H28]" office:value-type="float" office:value="3139.55548354316">
            <text:p>3139.56</text:p>
          </table:table-cell>
          <table:table-cell table:formula="of:=[.N$10]+[.N$11]*[.$H28]" office:value-type="float" office:value="3161.40124880292">
            <text:p>3161.4</text:p>
          </table:table-cell>
          <table:table-cell table:number-columns-repeated="3"/>
          <table:table-cell table:formula="of:=[.J28]-[.K28]" office:value-type="float" office:value="-16.6722004052858">
            <text:p>-16.67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5" office:value-type="float" office:value="76.85">
            <text:p>76.85</text:p>
          </table:table-cell>
          <table:table-cell table:style-name="ce15" office:value-type="float" office:value="129.6942">
            <text:p>129.69</text:p>
          </table:table-cell>
          <table:table-cell table:formula="of:=[.$B$8]/([.$B$9]*2*([.$B$11]+[.I29]))" office:value-type="float" office:value="3134.60244098458">
            <text:p>3134.6</text:p>
          </table:table-cell>
          <table:table-cell table:formula="of:=[.$K$10]+[.$K$11]*[.H29]" office:value-type="float" office:value="3152.57534067475">
            <text:p>3152.58</text:p>
          </table:table-cell>
          <table:table-cell/>
          <table:table-cell table:formula="of:=[.M$10]+[.M$11]*[.$H29]" office:value-type="float" office:value="3117.55548354316">
            <text:p>3117.56</text:p>
          </table:table-cell>
          <table:table-cell table:formula="of:=[.N$10]+[.N$11]*[.$H29]" office:value-type="float" office:value="3133.40124880292">
            <text:p>3133.4</text:p>
          </table:table-cell>
          <table:table-cell table:number-columns-repeated="3"/>
          <table:table-cell table:formula="of:=[.J29]-[.K29]" office:value-type="float" office:value="-17.9728996901736">
            <text:p>-17.97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5" office:value-type="float" office:value="81.85">
            <text:p>81.85</text:p>
          </table:table-cell>
          <table:table-cell table:style-name="ce15" office:value-type="float" office:value="131.6025">
            <text:p>131.6</text:p>
          </table:table-cell>
          <table:table-cell table:formula="of:=[.$B$8]/([.$B$9]*2*([.$B$11]+[.I30]))" office:value-type="float" office:value="3108.77473256981">
            <text:p>3108.77</text:p>
          </table:table-cell>
          <table:table-cell table:formula="of:=[.$K$10]+[.$K$11]*[.H30]" office:value-type="float" office:value="3127.57534067475">
            <text:p>3127.58</text:p>
          </table:table-cell>
          <table:table-cell/>
          <table:table-cell table:formula="of:=[.M$10]+[.M$11]*[.$H30]" office:value-type="float" office:value="3095.55548354316">
            <text:p>3095.56</text:p>
          </table:table-cell>
          <table:table-cell table:formula="of:=[.N$10]+[.N$11]*[.$H30]" office:value-type="float" office:value="3105.40124880292">
            <text:p>3105.4</text:p>
          </table:table-cell>
          <table:table-cell table:number-columns-repeated="3"/>
          <table:table-cell table:formula="of:=[.J30]-[.K30]" office:value-type="float" office:value="-18.8006081049398">
            <text:p>-18.8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5" office:value-type="float" office:value="86.85">
            <text:p>86.85</text:p>
          </table:table-cell>
          <table:table-cell table:style-name="ce15" office:value-type="float" office:value="133.508">
            <text:p>133.51</text:p>
          </table:table-cell>
          <table:table-cell table:formula="of:=[.$B$8]/([.$B$9]*2*([.$B$11]+[.I31]))" office:value-type="float" office:value="3083.40613597821">
            <text:p>3083.41</text:p>
          </table:table-cell>
          <table:table-cell table:formula="of:=[.$K$10]+[.$K$11]*[.H31]" office:value-type="float" office:value="3102.57534067475">
            <text:p>3102.58</text:p>
          </table:table-cell>
          <table:table-cell/>
          <table:table-cell table:formula="of:=[.M$10]+[.M$11]*[.$H31]" office:value-type="float" office:value="3073.55548354316">
            <text:p>3073.56</text:p>
          </table:table-cell>
          <table:table-cell table:formula="of:=[.N$10]+[.N$11]*[.$H31]" office:value-type="float" office:value="3077.40124880292">
            <text:p>3077.4</text:p>
          </table:table-cell>
          <table:table-cell table:number-columns-repeated="3"/>
          <table:table-cell table:formula="of:=[.J31]-[.K31]" office:value-type="float" office:value="-19.1692046965422">
            <text:p>-19.17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5" office:value-type="float" office:value="91.85">
            <text:p>91.85</text:p>
          </table:table-cell>
          <table:table-cell table:style-name="ce15" office:value-type="float" office:value="135.4105">
            <text:p>135.41</text:p>
          </table:table-cell>
          <table:table-cell table:formula="of:=[.$B$8]/([.$B$9]*2*([.$B$11]+[.I32]))" office:value-type="float" office:value="3058.48719577079">
            <text:p>3058.49</text:p>
          </table:table-cell>
          <table:table-cell table:formula="of:=[.$K$10]+[.$K$11]*[.H32]" office:value-type="float" office:value="3077.57534067475">
            <text:p>3077.58</text:p>
          </table:table-cell>
          <table:table-cell/>
          <table:table-cell table:formula="of:=[.M$10]+[.M$11]*[.$H32]" office:value-type="float" office:value="3051.55548354316">
            <text:p>3051.56</text:p>
          </table:table-cell>
          <table:table-cell table:formula="of:=[.N$10]+[.N$11]*[.$H32]" office:value-type="float" office:value="3049.40124880292">
            <text:p>3049.4</text:p>
          </table:table-cell>
          <table:table-cell table:number-columns-repeated="3"/>
          <table:table-cell table:formula="of:=[.J32]-[.K32]" office:value-type="float" office:value="-19.0881449039607">
            <text:p>-19.09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5" office:value-type="float" office:value="96.85">
            <text:p>96.85</text:p>
          </table:table-cell>
          <table:table-cell table:style-name="ce15" office:value-type="float" office:value="137.3102">
            <text:p>137.31</text:p>
          </table:table-cell>
          <table:table-cell table:formula="of:=[.$B$8]/([.$B$9]*2*([.$B$11]+[.I33]))" office:value-type="float" office:value="3034.00359529426">
            <text:p>3034</text:p>
          </table:table-cell>
          <table:table-cell table:formula="of:=[.$K$10]+[.$K$11]*[.H33]" office:value-type="float" office:value="3052.57534067475">
            <text:p>3052.58</text:p>
          </table:table-cell>
          <table:table-cell/>
          <table:table-cell table:formula="of:=[.M$10]+[.M$11]*[.$H33]" office:value-type="float" office:value="3029.55548354316">
            <text:p>3029.56</text:p>
          </table:table-cell>
          <table:table-cell table:formula="of:=[.N$10]+[.N$11]*[.$H33]" office:value-type="float" office:value="3021.40124880292">
            <text:p>3021.4</text:p>
          </table:table-cell>
          <table:table-cell table:number-columns-repeated="3"/>
          <table:table-cell table:formula="of:=[.J33]-[.K33]" office:value-type="float" office:value="-18.5717453804923">
            <text:p>-18.57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5" office:value-type="float" office:value="101.85">
            <text:p>101.85</text:p>
          </table:table-cell>
          <table:table-cell table:style-name="ce15" office:value-type="float" office:value="139.207">
            <text:p>139.21</text:p>
          </table:table-cell>
          <table:table-cell table:formula="of:=[.$B$8]/([.$B$9]*2*([.$B$11]+[.I34]))" office:value-type="float" office:value="3009.94536113074">
            <text:p>3009.95</text:p>
          </table:table-cell>
          <table:table-cell table:formula="of:=[.$K$10]+[.$K$11]*[.H34]" office:value-type="float" office:value="3027.57534067475">
            <text:p>3027.58</text:p>
          </table:table-cell>
          <table:table-cell table:style-name="ce13" office:value-type="string">
            <text:p>← Boils water</text:p>
          </table:table-cell>
          <table:table-cell table:formula="of:=[.M$10]+[.M$11]*[.$H34]" office:value-type="float" office:value="3007.55548354316">
            <text:p>3007.56</text:p>
          </table:table-cell>
          <table:table-cell table:formula="of:=[.N$10]+[.N$11]*[.$H34]" office:value-type="float" office:value="2993.40124880292">
            <text:p>2993.4</text:p>
          </table:table-cell>
          <table:table-cell table:number-columns-repeated="3"/>
          <table:table-cell table:formula="of:=[.J34]-[.K34]" office:value-type="float" office:value="-17.6299795440164">
            <text:p>-17.63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5" office:value-type="float" office:value="106.85">
            <text:p>106.85</text:p>
          </table:table-cell>
          <table:table-cell table:style-name="ce15" office:value-type="float" office:value="141.1009">
            <text:p>141.1</text:p>
          </table:table-cell>
          <table:table-cell table:formula="of:=[.$B$8]/([.$B$9]*2*([.$B$11]+[.I35]))" office:value-type="float" office:value="2986.30158576762">
            <text:p>2986.3</text:p>
          </table:table-cell>
          <table:table-cell table:formula="of:=[.$K$10]+[.$K$11]*[.H35]" office:value-type="float" office:value="3002.57534067475">
            <text:p>3002.58</text:p>
          </table:table-cell>
          <table:table-cell/>
          <table:table-cell table:formula="of:=[.M$10]+[.M$11]*[.$H35]" office:value-type="float" office:value="2985.55548354316">
            <text:p>2985.56</text:p>
          </table:table-cell>
          <table:table-cell table:formula="of:=[.N$10]+[.N$11]*[.$H35]" office:value-type="float" office:value="2965.40124880292">
            <text:p>2965.4</text:p>
          </table:table-cell>
          <table:table-cell table:number-columns-repeated="3"/>
          <table:table-cell table:formula="of:=[.J35]-[.K35]" office:value-type="float" office:value="-16.2737549071339">
            <text:p>-16.27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5" office:value-type="float" office:value="111.85">
            <text:p>111.85</text:p>
          </table:table-cell>
          <table:table-cell table:style-name="ce15" office:value-type="float" office:value="142.9919">
            <text:p>142.99</text:p>
          </table:table-cell>
          <table:table-cell table:formula="of:=[.$B$8]/([.$B$9]*2*([.$B$11]+[.I36]))" office:value-type="float" office:value="2963.06173168735">
            <text:p>2963.06</text:p>
          </table:table-cell>
          <table:table-cell table:formula="of:=[.$K$10]+[.$K$11]*[.H36]" office:value-type="float" office:value="2977.57534067475">
            <text:p>2977.58</text:p>
          </table:table-cell>
          <table:table-cell/>
          <table:table-cell table:formula="of:=[.M$10]+[.M$11]*[.$H36]" office:value-type="float" office:value="2963.55548354316">
            <text:p>2963.56</text:p>
          </table:table-cell>
          <table:table-cell table:formula="of:=[.N$10]+[.N$11]*[.$H36]" office:value-type="float" office:value="2937.40124880292">
            <text:p>2937.4</text:p>
          </table:table-cell>
          <table:table-cell table:number-columns-repeated="3"/>
          <table:table-cell table:formula="of:=[.J36]-[.K36]" office:value-type="float" office:value="-14.5136089873999">
            <text:p>-14.51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5" office:value-type="float" office:value="116.85">
            <text:p>116.85</text:p>
          </table:table-cell>
          <table:table-cell table:style-name="ce15" office:value-type="float" office:value="144.88">
            <text:p>144.88</text:p>
          </table:table-cell>
          <table:table-cell table:formula="of:=[.$B$8]/([.$B$9]*2*([.$B$11]+[.I37]))" office:value-type="float" office:value="2940.21561581183">
            <text:p>2940.22</text:p>
          </table:table-cell>
          <table:table-cell table:formula="of:=[.$K$10]+[.$K$11]*[.H37]" office:value-type="float" office:value="2952.57534067475">
            <text:p>2952.58</text:p>
          </table:table-cell>
          <table:table-cell/>
          <table:table-cell table:formula="of:=[.M$10]+[.M$11]*[.$H37]" office:value-type="float" office:value="2941.55548354316">
            <text:p>2941.56</text:p>
          </table:table-cell>
          <table:table-cell table:formula="of:=[.N$10]+[.N$11]*[.$H37]" office:value-type="float" office:value="2909.40124880292">
            <text:p>2909.4</text:p>
          </table:table-cell>
          <table:table-cell table:number-columns-repeated="3"/>
          <table:table-cell table:formula="of:=[.J37]-[.K37]" office:value-type="float" office:value="-12.3597248629267">
            <text:p>-12.36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5" office:value-type="float" office:value="121.85">
            <text:p>121.85</text:p>
          </table:table-cell>
          <table:table-cell table:style-name="ce15" office:value-type="float" office:value="146.7652">
            <text:p>146.77</text:p>
          </table:table-cell>
          <table:table-cell table:formula="of:=[.$B$8]/([.$B$9]*2*([.$B$11]+[.I38]))" office:value-type="float" office:value="2917.75339472503">
            <text:p>2917.75</text:p>
          </table:table-cell>
          <table:table-cell table:formula="of:=[.$K$10]+[.$K$11]*[.H38]" office:value-type="float" office:value="2927.57534067475">
            <text:p>2927.58</text:p>
          </table:table-cell>
          <table:table-cell/>
          <table:table-cell table:formula="of:=[.M$10]+[.M$11]*[.$H38]" office:value-type="float" office:value="2919.55548354316">
            <text:p>2919.56</text:p>
          </table:table-cell>
          <table:table-cell table:formula="of:=[.N$10]+[.N$11]*[.$H38]" office:value-type="float" office:value="2881.40124880292">
            <text:p>2881.4</text:p>
          </table:table-cell>
          <table:table-cell table:number-columns-repeated="3"/>
          <table:table-cell table:formula="of:=[.J38]-[.K38]" office:value-type="float" office:value="-9.82194594972634">
            <text:p>-9.82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5" office:value-type="float" office:value="126.85">
            <text:p>126.85</text:p>
          </table:table-cell>
          <table:table-cell table:style-name="ce15" office:value-type="float" office:value="148.6475">
            <text:p>148.65</text:p>
          </table:table-cell>
          <table:table-cell table:formula="of:=[.$B$8]/([.$B$9]*2*([.$B$11]+[.I39]))" office:value-type="float" office:value="2895.6655506289">
            <text:p>2895.67</text:p>
          </table:table-cell>
          <table:table-cell table:formula="of:=[.$K$10]+[.$K$11]*[.H39]" office:value-type="float" office:value="2902.57534067475">
            <text:p>2902.58</text:p>
          </table:table-cell>
          <table:table-cell/>
          <table:table-cell table:formula="of:=[.M$10]+[.M$11]*[.$H39]" office:value-type="float" office:value="2897.55548354316">
            <text:p>2897.56</text:p>
          </table:table-cell>
          <table:table-cell table:formula="of:=[.N$10]+[.N$11]*[.$H39]" office:value-type="float" office:value="2853.40124880292">
            <text:p>2853.4</text:p>
          </table:table-cell>
          <table:table-cell table:number-columns-repeated="3"/>
          <table:table-cell table:formula="of:=[.J39]-[.K39]" office:value-type="float" office:value="-6.90979004585051">
            <text:p>-6.91</text:p>
          </table:table-cell>
          <table:table-cell table:number-columns-repeated="1006"/>
        </table:table-row>
        <table:table-row table:style-name="ro2">
          <table:table-cell table:style-name="ce2" table:number-columns-repeated="7"/>
          <table:table-cell table:style-name="ce17" office:value-type="float" office:value="131.85">
            <text:p>131.85</text:p>
          </table:table-cell>
          <table:table-cell table:style-name="ce17" office:value-type="float" office:value="150.527">
            <text:p>150.53</text:p>
          </table:table-cell>
          <table:table-cell table:style-name="ce2" table:formula="of:=[.$B$8]/([.$B$9]*2*([.$B$11]+[.I40]))" office:value-type="float" office:value="2873.94173083141">
            <text:p>2873.94</text:p>
          </table:table-cell>
          <table:table-cell table:formula="of:=[.$K$10]+[.$K$11]*[.H40]" office:value-type="float" office:value="2877.57534067475">
            <text:p>2877.58</text:p>
          </table:table-cell>
          <table:table-cell table:style-name="ce13" office:value-type="string">
            <text:p>← TURN OFF!</text:p>
          </table:table-cell>
          <table:table-cell table:formula="of:=[.M$10]+[.M$11]*[.$H40]" office:value-type="float" office:value="2875.55548354316">
            <text:p>2875.56</text:p>
          </table:table-cell>
          <table:table-cell table:formula="of:=[.N$10]+[.N$11]*[.$H40]" office:value-type="float" office:value="2825.40124880292">
            <text:p>2825.4</text:p>
          </table:table-cell>
          <table:table-cell table:style-name="ce2" table:number-columns-repeated="3"/>
          <table:table-cell table:style-name="ce2" table:formula="of:=[.J40]-[.K40]" office:value-type="float" office:value="-3.63360984334486">
            <text:p>-3.63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7"/>
          <table:table-cell table:style-name="ce17" office:value-type="float" office:value="136.85">
            <text:p>136.85</text:p>
          </table:table-cell>
          <table:table-cell table:style-name="ce17" office:value-type="float" office:value="152.4035">
            <text:p>152.4</text:p>
          </table:table-cell>
          <table:table-cell table:style-name="ce2" table:formula="of:=[.$B$8]/([.$B$9]*2*([.$B$11]+[.I41]))" office:value-type="float" office:value="2852.57534067475">
            <text:p>2852.58</text:p>
          </table:table-cell>
          <table:table-cell table:formula="of:=[.$K$10]+[.$K$11]*[.H41]" office:value-type="float" office:value="2852.57534067475">
            <text:p>2852.58</text:p>
          </table:table-cell>
          <table:table-cell table:style-name="ce2"/>
          <table:table-cell table:formula="of:=[.M$10]+[.M$11]*[.$H41]" office:value-type="float" office:value="2853.55548354316">
            <text:p>2853.56</text:p>
          </table:table-cell>
          <table:table-cell table:formula="of:=[.N$10]+[.N$11]*[.$H41]" office:value-type="float" office:value="2797.40124880292">
            <text:p>2797.4</text:p>
          </table:table-cell>
          <table:table-cell table:style-name="ce2" table:number-columns-repeated="3"/>
          <table:table-cell table:style-name="ce2" table:formula="of:=[.J41]-[.K41]" office:value-type="float" office:value="0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7"/>
          <table:table-cell table:style-name="ce17" office:value-type="float" office:value="141.85">
            <text:p>141.85</text:p>
          </table:table-cell>
          <table:table-cell table:style-name="ce17" office:value-type="float" office:value="154.2772">
            <text:p>154.28</text:p>
          </table:table-cell>
          <table:table-cell table:style-name="ce2" table:formula="of:=[.$B$8]/([.$B$9]*2*([.$B$11]+[.I42]))" office:value-type="float" office:value="2831.55548354316">
            <text:p>2831.56</text:p>
          </table:table-cell>
          <table:table-cell table:formula="of:=[.$K$10]+[.$K$11]*[.H42]" office:value-type="float" office:value="2827.57534067475">
            <text:p>2827.58</text:p>
          </table:table-cell>
          <table:table-cell table:style-name="ce2"/>
          <table:table-cell table:formula="of:=[.M$10]+[.M$11]*[.$H42]" office:value-type="float" office:value="2831.55548354316">
            <text:p>2831.56</text:p>
          </table:table-cell>
          <table:table-cell table:formula="of:=[.N$10]+[.N$11]*[.$H42]" office:value-type="float" office:value="2769.40124880292">
            <text:p>2769.4</text:p>
          </table:table-cell>
          <table:table-cell table:style-name="ce2" table:number-columns-repeated="3"/>
          <table:table-cell table:style-name="ce2" table:formula="of:=[.J42]-[.K42]" office:value-type="float" office:value="3.98014286840453">
            <text:p>3.98</text:p>
          </table:table-cell>
          <table:table-cell table:style-name="ce2" table:number-columns-repeated="1006"/>
        </table:table-row>
        <table:table-row table:style-name="ro2">
          <table:table-cell table:style-name="ce14" table:number-columns-repeated="7"/>
          <table:table-cell table:style-name="ce16" office:value-type="float" office:value="146.85">
            <text:p>146.85</text:p>
          </table:table-cell>
          <table:table-cell table:style-name="ce16" office:value-type="float" office:value="156.148">
            <text:p>156.15</text:p>
          </table:table-cell>
          <table:table-cell table:style-name="ce14" table:formula="of:=[.$B$8]/([.$B$9]*2*([.$B$11]+[.I43]))" office:value-type="float" office:value="2810.87496291207">
            <text:p>2810.87</text:p>
          </table:table-cell>
          <table:table-cell table:formula="of:=[.$K$10]+[.$K$11]*[.H43]" office:value-type="float" office:value="2802.57534067475">
            <text:p>2802.58</text:p>
          </table:table-cell>
          <table:table-cell table:style-name="ce14"/>
          <table:table-cell table:formula="of:=[.M$10]+[.M$11]*[.$H43]" office:value-type="float" office:value="2809.55548354316">
            <text:p>2809.56</text:p>
          </table:table-cell>
          <table:table-cell table:formula="of:=[.N$10]+[.N$11]*[.$H43]" office:value-type="float" office:value="2741.40124880292">
            <text:p>2741.4</text:p>
          </table:table-cell>
          <table:table-cell table:style-name="ce14" table:number-columns-repeated="3"/>
          <table:table-cell table:style-name="ce14" table:formula="of:=[.J43]-[.K43]" office:value-type="float" office:value="8.299622237314">
            <text:p>8.3</text:p>
          </table:table-cell>
          <table:table-cell table:style-name="ce14" table:number-columns-repeated="1006"/>
        </table:table-row>
        <table:table-row table:style-name="ro2">
          <table:table-cell table:number-columns-repeated="7"/>
          <table:table-cell table:style-name="ce15" office:value-type="float" office:value="151.85">
            <text:p>151.85</text:p>
          </table:table-cell>
          <table:table-cell table:style-name="ce15" office:value-type="float" office:value="158.0159">
            <text:p>158.02</text:p>
          </table:table-cell>
          <table:table-cell table:formula="of:=[.$B$8]/([.$B$9]*2*([.$B$11]+[.I44]))" office:value-type="float" office:value="2790.52570016034">
            <text:p>2790.53</text:p>
          </table:table-cell>
          <table:table-cell table:formula="of:=[.$K$10]+[.$K$11]*[.H44]" office:value-type="float" office:value="2777.57534067475">
            <text:p>2777.58</text:p>
          </table:table-cell>
          <table:table-cell/>
          <table:table-cell table:formula="of:=[.M$10]+[.M$11]*[.$H44]" office:value-type="float" office:value="2787.55548354316">
            <text:p>2787.56</text:p>
          </table:table-cell>
          <table:table-cell table:formula="of:=[.N$10]+[.N$11]*[.$H44]" office:value-type="float" office:value="2713.40124880292">
            <text:p>2713.4</text:p>
          </table:table-cell>
          <table:table-cell table:number-columns-repeated="3"/>
          <table:table-cell table:formula="of:=[.J44]-[.K44]" office:value-type="float" office:value="12.9503594855864">
            <text:p>12.95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5" office:value-type="float" office:value="156.85">
            <text:p>156.85</text:p>
          </table:table-cell>
          <table:table-cell table:style-name="ce15" office:value-type="float" office:value="159.8809">
            <text:p>159.88</text:p>
          </table:table-cell>
          <table:table-cell table:formula="of:=[.$B$8]/([.$B$9]*2*([.$B$11]+[.I45]))" office:value-type="float" office:value="2770.49987128719">
            <text:p>2770.5</text:p>
          </table:table-cell>
          <table:table-cell table:formula="of:=[.$K$10]+[.$K$11]*[.H45]" office:value-type="float" office:value="2752.57534067475">
            <text:p>2752.58</text:p>
          </table:table-cell>
          <table:table-cell/>
          <table:table-cell table:formula="of:=[.M$10]+[.M$11]*[.$H45]" office:value-type="float" office:value="2765.55548354316">
            <text:p>2765.56</text:p>
          </table:table-cell>
          <table:table-cell table:formula="of:=[.N$10]+[.N$11]*[.$H45]" office:value-type="float" office:value="2685.40124880292">
            <text:p>2685.4</text:p>
          </table:table-cell>
          <table:table-cell table:number-columns-repeated="3"/>
          <table:table-cell table:formula="of:=[.J45]-[.K45]" office:value-type="float" office:value="17.9245306124412">
            <text:p>17.92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5" office:value-type="float" office:value="161.85">
            <text:p>161.85</text:p>
          </table:table-cell>
          <table:table-cell table:style-name="ce15" office:value-type="float" office:value="161.743">
            <text:p>161.74</text:p>
          </table:table-cell>
          <table:table-cell table:formula="of:=[.$B$8]/([.$B$9]*2*([.$B$11]+[.I46]))" office:value-type="float" office:value="2750.78989695999">
            <text:p>2750.79</text:p>
          </table:table-cell>
          <table:table-cell table:formula="of:=[.$K$10]+[.$K$11]*[.H46]" office:value-type="float" office:value="2727.57534067475">
            <text:p>2727.58</text:p>
          </table:table-cell>
          <table:table-cell/>
          <table:table-cell table:formula="of:=[.M$10]+[.M$11]*[.$H46]" office:value-type="float" office:value="2743.55548354316">
            <text:p>2743.56</text:p>
          </table:table-cell>
          <table:table-cell table:formula="of:=[.N$10]+[.N$11]*[.$H46]" office:value-type="float" office:value="2657.40124880292">
            <text:p>2657.4</text:p>
          </table:table-cell>
          <table:table-cell table:number-columns-repeated="3"/>
          <table:table-cell table:formula="of:=[.J46]-[.K46]" office:value-type="float" office:value="23.2145562852425">
            <text:p>23.21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5" office:value-type="float" office:value="166.85">
            <text:p>166.85</text:p>
          </table:table-cell>
          <table:table-cell table:style-name="ce15" office:value-type="float" office:value="163.6023">
            <text:p>163.6</text:p>
          </table:table-cell>
          <table:table-cell table:formula="of:=[.$B$8]/([.$B$9]*2*([.$B$11]+[.I47]))" office:value-type="float" office:value="2731.38739684745">
            <text:p>2731.39</text:p>
          </table:table-cell>
          <table:table-cell table:formula="of:=[.$K$10]+[.$K$11]*[.H47]" office:value-type="float" office:value="2702.57534067475">
            <text:p>2702.58</text:p>
          </table:table-cell>
          <table:table-cell/>
          <table:table-cell table:formula="of:=[.M$10]+[.M$11]*[.$H47]" office:value-type="float" office:value="2721.55548354316">
            <text:p>2721.56</text:p>
          </table:table-cell>
          <table:table-cell table:formula="of:=[.N$10]+[.N$11]*[.$H47]" office:value-type="float" office:value="2629.40124880292">
            <text:p>2629.4</text:p>
          </table:table-cell>
          <table:table-cell table:number-columns-repeated="3"/>
          <table:table-cell table:formula="of:=[.J47]-[.K47]" office:value-type="float" office:value="28.8120561726955">
            <text:p>28.81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5" office:value-type="float" office:value="171.85">
            <text:p>171.85</text:p>
          </table:table-cell>
          <table:table-cell table:style-name="ce15" office:value-type="float" office:value="165.4586">
            <text:p>165.46</text:p>
          </table:table-cell>
          <table:table-cell table:formula="of:=[.$B$8]/([.$B$9]*2*([.$B$11]+[.I48]))" office:value-type="float" office:value="2712.28733972077">
            <text:p>2712.29</text:p>
          </table:table-cell>
          <table:table-cell table:formula="of:=[.$K$10]+[.$K$11]*[.H48]" office:value-type="float" office:value="2677.57534067475">
            <text:p>2677.58</text:p>
          </table:table-cell>
          <table:table-cell/>
          <table:table-cell table:formula="of:=[.M$10]+[.M$11]*[.$H48]" office:value-type="float" office:value="2699.55548354316">
            <text:p>2699.56</text:p>
          </table:table-cell>
          <table:table-cell table:formula="of:=[.N$10]+[.N$11]*[.$H48]" office:value-type="float" office:value="2601.40124880292">
            <text:p>2601.4</text:p>
          </table:table-cell>
          <table:table-cell table:number-columns-repeated="3"/>
          <table:table-cell table:formula="of:=[.J48]-[.K48]" office:value-type="float" office:value="34.7119990460174">
            <text:p>34.71</text:p>
          </table:table-cell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Helvetica" svg:font-family="Helvetic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NZ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Z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03/18/2012</text:date>, <text:time>11:1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Edward Cheeseman</meta:initial-creator>
    <meta:creation-date>2010-11-03T21:08:17</meta:creation-date>
    <dc:creator>Bernard Mentink</dc:creator>
    <dc:date>2012-03-18T11:18:54</dc:date>
    <meta:editing-cycles>34</meta:editing-cycles>
    <meta:editing-duration>P28DT4H23M32S</meta:editing-duration>
    <meta:document-statistic meta:table-count="2" meta:cell-count="602" meta:object-count="2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9.11276531219482pt" style:font-size-asian="9.11276531219482pt" style:font-size-complex="9.11276531219482pt"/>
    </style:style>
    <style:style style:name="ch3" style:family="chart">
      <style:chart-properties chart:treat-empty-cells="ignore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false" chart:minimum="20" chart:maximum="160" chart:interval-major="20" chart:interval-minor-divisor="10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2700" chart:maximum="3500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1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5cm" svg:stroke-color="#0084d1" draw:fill-color="#0084d1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429cm" svg:height="16.714cm" xlink:href=".." xlink:type="simple" chart:class="chart:scatter" chart:style-name="ch1">
        <chart:legend chart:legend-position="end" svg:x="13.896cm" svg:y="7.514cm" style:legend-expansion="high" chart:style-name="ch2"/>
        <chart:plot-area chart:style-name="ch3" table:cell-range-address="PT100.H13:PT100.H49 PT100.J13:PT100.K49 PT100.M13:PT100.N48" svg:x="0.425cm" svg:y="0.278cm" svg:width="13.101cm" svg:height="15.895cm">
          <chartooo:coordinate-region svg:x="1.206cm" svg:y="0.477cm" svg:width="12.121cm" svg:height="15.0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T100.J13:PT100.J49" chart:class="chart:scatter">
            <chart:domain table:cell-range-address="PT100.H13:PT100.H49"/>
            <chart:data-point chart:repeated="37"/>
          </chart:series>
          <chart:series chart:style-name="ch8" chart:values-cell-range-address="PT100.K13:PT100.K49" chart:class="chart:scatter">
            <chart:data-point chart:repeated="37"/>
          </chart:series>
          <chart:series chart:style-name="ch9" chart:values-cell-range-address="PT100.M13:PT100.M48" chart:class="chart:scatter">
            <chart:data-point chart:repeated="37"/>
          </chart:series>
          <chart:series chart:style-name="ch10" chart:values-cell-range-address="PT100.N13:PT100.N48" chart:class="chart:scatter"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T100.H13:PT100.H49</svg:desc>
                </draw:g>
              </table:table-cell>
              <table:table-cell office:value-type="float" office:value="3600">
                <text:p>3600</text:p>
                <draw:g>
                  <svg:desc>PT100.J13:PT100.J49</svg:desc>
                </draw:g>
              </table:table-cell>
              <table:table-cell office:value-type="float" office:value="3536.82534067475">
                <text:p>3536.82534067475</text:p>
                <draw:g>
                  <svg:desc>PT100.K13:PT100.K49</svg:desc>
                </draw:g>
              </table:table-cell>
              <table:table-cell office:value-type="float" office:value="3455.69548354316">
                <text:p>3455.69548354316</text:p>
                <draw:g>
                  <svg:desc>PT100.M13:PT100.M48</svg:desc>
                </draw:g>
              </table:table-cell>
              <table:table-cell office:value-type="float" office:value="3563.76124880292">
                <text:p>3563.76124880292</text:p>
                <draw:g>
                  <svg:desc>PT100.N13:PT100.N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5">
                <text:p>1.85</text:p>
              </table:table-cell>
              <table:table-cell office:value-type="float" office:value="3587.03645026873">
                <text:p>3587.03645026873</text:p>
              </table:table-cell>
              <table:table-cell office:value-type="float" office:value="3527.57534067475">
                <text:p>3527.57534067475</text:p>
              </table:table-cell>
              <table:table-cell office:value-type="float" office:value="3447.55548354316">
                <text:p>3447.55548354316</text:p>
              </table:table-cell>
              <table:table-cell office:value-type="float" office:value="3553.40124880292">
                <text:p>3553.40124880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85">
                <text:p>6.85</text:p>
              </table:table-cell>
              <table:table-cell office:value-type="float" office:value="3552.49427036948">
                <text:p>3552.49427036948</text:p>
              </table:table-cell>
              <table:table-cell office:value-type="float" office:value="3502.57534067475">
                <text:p>3502.57534067475</text:p>
              </table:table-cell>
              <table:table-cell office:value-type="float" office:value="3425.55548354316">
                <text:p>3425.55548354316</text:p>
              </table:table-cell>
              <table:table-cell office:value-type="float" office:value="3525.40124880292">
                <text:p>3525.40124880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85">
                <text:p>11.85</text:p>
              </table:table-cell>
              <table:table-cell office:value-type="float" office:value="3518.66259544372">
                <text:p>3518.66259544372</text:p>
              </table:table-cell>
              <table:table-cell office:value-type="float" office:value="3477.57534067475">
                <text:p>3477.57534067475</text:p>
              </table:table-cell>
              <table:table-cell office:value-type="float" office:value="3403.55548354316">
                <text:p>3403.55548354316</text:p>
              </table:table-cell>
              <table:table-cell office:value-type="float" office:value="3497.40124880292">
                <text:p>3497.401248802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85">
                <text:p>16.85</text:p>
              </table:table-cell>
              <table:table-cell office:value-type="float" office:value="3485.51646882327">
                <text:p>3485.51646882327</text:p>
              </table:table-cell>
              <table:table-cell office:value-type="float" office:value="3452.57534067475">
                <text:p>3452.57534067475</text:p>
              </table:table-cell>
              <table:table-cell office:value-type="float" office:value="3381.55548354316">
                <text:p>3381.55548354316</text:p>
              </table:table-cell>
              <table:table-cell office:value-type="float" office:value="3469.40124880292">
                <text:p>3469.401248802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85">
                <text:p>21.85</text:p>
              </table:table-cell>
              <table:table-cell office:value-type="float" office:value="3453.0370179956">
                <text:p>3453.0370179956</text:p>
              </table:table-cell>
              <table:table-cell office:value-type="float" office:value="3427.57534067475">
                <text:p>3427.57534067475</text:p>
              </table:table-cell>
              <table:table-cell office:value-type="float" office:value="3359.55548354316">
                <text:p>3359.55548354316</text:p>
              </table:table-cell>
              <table:table-cell office:value-type="float" office:value="3441.40124880292">
                <text:p>3441.401248802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85">
                <text:p>26.85</text:p>
              </table:table-cell>
              <table:table-cell office:value-type="float" office:value="3421.20443502135">
                <text:p>3421.20443502135</text:p>
              </table:table-cell>
              <table:table-cell office:value-type="float" office:value="3402.57534067475">
                <text:p>3402.57534067475</text:p>
              </table:table-cell>
              <table:table-cell office:value-type="float" office:value="3337.55548354316">
                <text:p>3337.55548354316</text:p>
              </table:table-cell>
              <table:table-cell office:value-type="float" office:value="3413.40124880292">
                <text:p>3413.401248802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85">
                <text:p>31.85</text:p>
              </table:table-cell>
              <table:table-cell office:value-type="float" office:value="3389.99968925003">
                <text:p>3389.99968925003</text:p>
              </table:table-cell>
              <table:table-cell office:value-type="float" office:value="3377.57534067475">
                <text:p>3377.57534067475</text:p>
              </table:table-cell>
              <table:table-cell office:value-type="float" office:value="3315.55548354316">
                <text:p>3315.55548354316</text:p>
              </table:table-cell>
              <table:table-cell office:value-type="float" office:value="3385.40124880292">
                <text:p>3385.40124880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85">
                <text:p>36.85</text:p>
              </table:table-cell>
              <table:table-cell office:value-type="float" office:value="3359.40448956415">
                <text:p>3359.40448956415</text:p>
              </table:table-cell>
              <table:table-cell office:value-type="float" office:value="3352.57534067475">
                <text:p>3352.57534067475</text:p>
              </table:table-cell>
              <table:table-cell office:value-type="float" office:value="3293.55548354316">
                <text:p>3293.55548354316</text:p>
              </table:table-cell>
              <table:table-cell office:value-type="float" office:value="3357.40124880292">
                <text:p>3357.40124880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.85">
                <text:p>41.85</text:p>
              </table:table-cell>
              <table:table-cell office:value-type="float" office:value="3329.40124880292">
                <text:p>3329.40124880292</text:p>
              </table:table-cell>
              <table:table-cell office:value-type="float" office:value="3327.57534067475">
                <text:p>3327.57534067475</text:p>
              </table:table-cell>
              <table:table-cell office:value-type="float" office:value="3271.55548354316">
                <text:p>3271.55548354316</text:p>
              </table:table-cell>
              <table:table-cell office:value-type="float" office:value="3329.40124880292">
                <text:p>3329.401248802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85">
                <text:p>46.85</text:p>
              </table:table-cell>
              <table:table-cell office:value-type="float" office:value="3299.97305022009">
                <text:p>3299.97305022009</text:p>
              </table:table-cell>
              <table:table-cell office:value-type="float" office:value="3302.57534067475">
                <text:p>3302.57534067475</text:p>
              </table:table-cell>
              <table:table-cell office:value-type="float" office:value="3249.55548354316">
                <text:p>3249.55548354316</text:p>
              </table:table-cell>
              <table:table-cell office:value-type="float" office:value="3301.40124880292">
                <text:p>3301.401248802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.85">
                <text:p>51.85</text:p>
              </table:table-cell>
              <table:table-cell office:value-type="float" office:value="3271.10212971465">
                <text:p>3271.10212971465</text:p>
              </table:table-cell>
              <table:table-cell office:value-type="float" office:value="3277.57534067475">
                <text:p>3277.57534067475</text:p>
              </table:table-cell>
              <table:table-cell office:value-type="float" office:value="3227.55548354316">
                <text:p>3227.55548354316</text:p>
              </table:table-cell>
              <table:table-cell office:value-type="float" office:value="3273.40124880292">
                <text:p>3273.40124880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.85">
                <text:p>56.85</text:p>
              </table:table-cell>
              <table:table-cell office:value-type="float" office:value="3242.77581609858">
                <text:p>3242.77581609858</text:p>
              </table:table-cell>
              <table:table-cell office:value-type="float" office:value="3252.57534067475">
                <text:p>3252.57534067475</text:p>
              </table:table-cell>
              <table:table-cell office:value-type="float" office:value="3205.55548354316">
                <text:p>3205.55548354316</text:p>
              </table:table-cell>
              <table:table-cell office:value-type="float" office:value="3245.40124880292">
                <text:p>3245.401248802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.85">
                <text:p>61.85</text:p>
              </table:table-cell>
              <table:table-cell office:value-type="float" office:value="3214.9760729871">
                <text:p>3214.9760729871</text:p>
              </table:table-cell>
              <table:table-cell office:value-type="float" office:value="3227.57534067475">
                <text:p>3227.57534067475</text:p>
              </table:table-cell>
              <table:table-cell office:value-type="float" office:value="3183.55548354316">
                <text:p>3183.55548354316</text:p>
              </table:table-cell>
              <table:table-cell office:value-type="float" office:value="3217.40124880292">
                <text:p>3217.401248802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.85">
                <text:p>66.85</text:p>
              </table:table-cell>
              <table:table-cell office:value-type="float" office:value="3187.68985017415">
                <text:p>3187.68985017415</text:p>
              </table:table-cell>
              <table:table-cell office:value-type="float" office:value="3202.57534067475">
                <text:p>3202.57534067475</text:p>
              </table:table-cell>
              <table:table-cell office:value-type="float" office:value="3161.55548354316">
                <text:p>3161.55548354316</text:p>
              </table:table-cell>
              <table:table-cell office:value-type="float" office:value="3189.40124880292">
                <text:p>3189.401248802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.85">
                <text:p>71.85</text:p>
              </table:table-cell>
              <table:table-cell office:value-type="float" office:value="3160.90314026947">
                <text:p>3160.90314026947</text:p>
              </table:table-cell>
              <table:table-cell office:value-type="float" office:value="3177.57534067475">
                <text:p>3177.57534067475</text:p>
              </table:table-cell>
              <table:table-cell office:value-type="float" office:value="3139.55548354316">
                <text:p>3139.55548354316</text:p>
              </table:table-cell>
              <table:table-cell office:value-type="float" office:value="3161.40124880292">
                <text:p>3161.40124880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85">
                <text:p>76.85</text:p>
              </table:table-cell>
              <table:table-cell office:value-type="float" office:value="3134.60244098458">
                <text:p>3134.60244098458</text:p>
              </table:table-cell>
              <table:table-cell office:value-type="float" office:value="3152.57534067475">
                <text:p>3152.57534067475</text:p>
              </table:table-cell>
              <table:table-cell office:value-type="float" office:value="3117.55548354316">
                <text:p>3117.55548354316</text:p>
              </table:table-cell>
              <table:table-cell office:value-type="float" office:value="3133.40124880292">
                <text:p>3133.401248802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.85">
                <text:p>81.85</text:p>
              </table:table-cell>
              <table:table-cell office:value-type="float" office:value="3108.77473256981">
                <text:p>3108.77473256981</text:p>
              </table:table-cell>
              <table:table-cell office:value-type="float" office:value="3127.57534067475">
                <text:p>3127.57534067475</text:p>
              </table:table-cell>
              <table:table-cell office:value-type="float" office:value="3095.55548354316">
                <text:p>3095.55548354316</text:p>
              </table:table-cell>
              <table:table-cell office:value-type="float" office:value="3105.40124880292">
                <text:p>3105.40124880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.85">
                <text:p>86.85</text:p>
              </table:table-cell>
              <table:table-cell office:value-type="float" office:value="3083.40613597821">
                <text:p>3083.40613597821</text:p>
              </table:table-cell>
              <table:table-cell office:value-type="float" office:value="3102.57534067475">
                <text:p>3102.57534067475</text:p>
              </table:table-cell>
              <table:table-cell office:value-type="float" office:value="3073.55548354316">
                <text:p>3073.55548354316</text:p>
              </table:table-cell>
              <table:table-cell office:value-type="float" office:value="3077.40124880292">
                <text:p>3077.401248802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1.85">
                <text:p>91.85</text:p>
              </table:table-cell>
              <table:table-cell office:value-type="float" office:value="3058.48719577079">
                <text:p>3058.48719577079</text:p>
              </table:table-cell>
              <table:table-cell office:value-type="float" office:value="3077.57534067475">
                <text:p>3077.57534067475</text:p>
              </table:table-cell>
              <table:table-cell office:value-type="float" office:value="3051.55548354316">
                <text:p>3051.55548354316</text:p>
              </table:table-cell>
              <table:table-cell office:value-type="float" office:value="3049.40124880292">
                <text:p>3049.401248802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6.85">
                <text:p>96.85</text:p>
              </table:table-cell>
              <table:table-cell office:value-type="float" office:value="3034.00359529426">
                <text:p>3034.00359529426</text:p>
              </table:table-cell>
              <table:table-cell office:value-type="float" office:value="3052.57534067475">
                <text:p>3052.57534067475</text:p>
              </table:table-cell>
              <table:table-cell office:value-type="float" office:value="3029.55548354316">
                <text:p>3029.55548354316</text:p>
              </table:table-cell>
              <table:table-cell office:value-type="float" office:value="3021.40124880292">
                <text:p>3021.401248802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.85">
                <text:p>101.85</text:p>
              </table:table-cell>
              <table:table-cell office:value-type="float" office:value="3009.94536113074">
                <text:p>3009.94536113074</text:p>
              </table:table-cell>
              <table:table-cell office:value-type="float" office:value="3027.57534067475">
                <text:p>3027.57534067475</text:p>
              </table:table-cell>
              <table:table-cell office:value-type="float" office:value="3007.55548354316">
                <text:p>3007.55548354316</text:p>
              </table:table-cell>
              <table:table-cell office:value-type="float" office:value="2993.40124880292">
                <text:p>2993.401248802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.85">
                <text:p>106.85</text:p>
              </table:table-cell>
              <table:table-cell office:value-type="float" office:value="2986.30158576762">
                <text:p>2986.30158576762</text:p>
              </table:table-cell>
              <table:table-cell office:value-type="float" office:value="3002.57534067475">
                <text:p>3002.57534067475</text:p>
              </table:table-cell>
              <table:table-cell office:value-type="float" office:value="2985.55548354316">
                <text:p>2985.55548354316</text:p>
              </table:table-cell>
              <table:table-cell office:value-type="float" office:value="2965.40124880292">
                <text:p>2965.40124880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1.85">
                <text:p>111.85</text:p>
              </table:table-cell>
              <table:table-cell office:value-type="float" office:value="2963.06173168735">
                <text:p>2963.06173168735</text:p>
              </table:table-cell>
              <table:table-cell office:value-type="float" office:value="2977.57534067475">
                <text:p>2977.57534067475</text:p>
              </table:table-cell>
              <table:table-cell office:value-type="float" office:value="2963.55548354316">
                <text:p>2963.55548354316</text:p>
              </table:table-cell>
              <table:table-cell office:value-type="float" office:value="2937.40124880292">
                <text:p>2937.401248802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6.85">
                <text:p>116.85</text:p>
              </table:table-cell>
              <table:table-cell office:value-type="float" office:value="2940.21561581183">
                <text:p>2940.21561581183</text:p>
              </table:table-cell>
              <table:table-cell office:value-type="float" office:value="2952.57534067475">
                <text:p>2952.57534067475</text:p>
              </table:table-cell>
              <table:table-cell office:value-type="float" office:value="2941.55548354316">
                <text:p>2941.55548354316</text:p>
              </table:table-cell>
              <table:table-cell office:value-type="float" office:value="2909.40124880292">
                <text:p>2909.401248802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1.85">
                <text:p>121.85</text:p>
              </table:table-cell>
              <table:table-cell office:value-type="float" office:value="2917.75339472503">
                <text:p>2917.75339472503</text:p>
              </table:table-cell>
              <table:table-cell office:value-type="float" office:value="2927.57534067475">
                <text:p>2927.57534067475</text:p>
              </table:table-cell>
              <table:table-cell office:value-type="float" office:value="2919.55548354316">
                <text:p>2919.55548354316</text:p>
              </table:table-cell>
              <table:table-cell office:value-type="float" office:value="2881.40124880292">
                <text:p>2881.401248802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6.85">
                <text:p>126.85</text:p>
              </table:table-cell>
              <table:table-cell office:value-type="float" office:value="2895.6655506289">
                <text:p>2895.6655506289</text:p>
              </table:table-cell>
              <table:table-cell office:value-type="float" office:value="2902.57534067475">
                <text:p>2902.57534067475</text:p>
              </table:table-cell>
              <table:table-cell office:value-type="float" office:value="2897.55548354316">
                <text:p>2897.55548354316</text:p>
              </table:table-cell>
              <table:table-cell office:value-type="float" office:value="2853.40124880292">
                <text:p>2853.401248802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1.85">
                <text:p>131.85</text:p>
              </table:table-cell>
              <table:table-cell office:value-type="float" office:value="2873.94173083141">
                <text:p>2873.94173083141</text:p>
              </table:table-cell>
              <table:table-cell office:value-type="float" office:value="2877.57534067475">
                <text:p>2877.57534067475</text:p>
              </table:table-cell>
              <table:table-cell office:value-type="float" office:value="2875.55548354316">
                <text:p>2875.55548354316</text:p>
              </table:table-cell>
              <table:table-cell office:value-type="float" office:value="2825.40124880292">
                <text:p>2825.401248802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6.85">
                <text:p>136.85</text:p>
              </table:table-cell>
              <table:table-cell office:value-type="float" office:value="2852.57534067475">
                <text:p>2852.57534067475</text:p>
              </table:table-cell>
              <table:table-cell office:value-type="float" office:value="2852.57534067475">
                <text:p>2852.57534067475</text:p>
              </table:table-cell>
              <table:table-cell office:value-type="float" office:value="2853.55548354316">
                <text:p>2853.55548354316</text:p>
              </table:table-cell>
              <table:table-cell office:value-type="float" office:value="2797.40124880292">
                <text:p>2797.401248802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1.85">
                <text:p>141.85</text:p>
              </table:table-cell>
              <table:table-cell office:value-type="float" office:value="2831.55548354316">
                <text:p>2831.55548354316</text:p>
              </table:table-cell>
              <table:table-cell office:value-type="float" office:value="2827.57534067475">
                <text:p>2827.57534067475</text:p>
              </table:table-cell>
              <table:table-cell office:value-type="float" office:value="2831.55548354316">
                <text:p>2831.55548354316</text:p>
              </table:table-cell>
              <table:table-cell office:value-type="float" office:value="2769.40124880292">
                <text:p>2769.401248802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6.85">
                <text:p>146.85</text:p>
              </table:table-cell>
              <table:table-cell office:value-type="float" office:value="2810.87496291207">
                <text:p>2810.87496291207</text:p>
              </table:table-cell>
              <table:table-cell office:value-type="float" office:value="2802.57534067475">
                <text:p>2802.57534067475</text:p>
              </table:table-cell>
              <table:table-cell office:value-type="float" office:value="2809.55548354316">
                <text:p>2809.55548354316</text:p>
              </table:table-cell>
              <table:table-cell office:value-type="float" office:value="2741.40124880292">
                <text:p>2741.401248802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1.85">
                <text:p>151.85</text:p>
              </table:table-cell>
              <table:table-cell office:value-type="float" office:value="2790.52570016034">
                <text:p>2790.52570016034</text:p>
              </table:table-cell>
              <table:table-cell office:value-type="float" office:value="2777.57534067475">
                <text:p>2777.57534067475</text:p>
              </table:table-cell>
              <table:table-cell office:value-type="float" office:value="2787.55548354316">
                <text:p>2787.55548354316</text:p>
              </table:table-cell>
              <table:table-cell office:value-type="float" office:value="2713.40124880292">
                <text:p>2713.401248802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6.85">
                <text:p>156.85</text:p>
              </table:table-cell>
              <table:table-cell office:value-type="float" office:value="2770.49987128719">
                <text:p>2770.49987128719</text:p>
              </table:table-cell>
              <table:table-cell office:value-type="float" office:value="2752.57534067475">
                <text:p>2752.57534067475</text:p>
              </table:table-cell>
              <table:table-cell office:value-type="float" office:value="2765.55548354316">
                <text:p>2765.55548354316</text:p>
              </table:table-cell>
              <table:table-cell office:value-type="float" office:value="2685.40124880292">
                <text:p>2685.401248802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1.85">
                <text:p>161.85</text:p>
              </table:table-cell>
              <table:table-cell office:value-type="float" office:value="2750.78989695999">
                <text:p>2750.78989695999</text:p>
              </table:table-cell>
              <table:table-cell office:value-type="float" office:value="2727.57534067475">
                <text:p>2727.57534067475</text:p>
              </table:table-cell>
              <table:table-cell office:value-type="float" office:value="2743.55548354316">
                <text:p>2743.55548354316</text:p>
              </table:table-cell>
              <table:table-cell office:value-type="float" office:value="2657.40124880292">
                <text:p>2657.401248802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6.85">
                <text:p>166.85</text:p>
              </table:table-cell>
              <table:table-cell office:value-type="float" office:value="2731.38739684745">
                <text:p>2731.38739684745</text:p>
              </table:table-cell>
              <table:table-cell office:value-type="float" office:value="2702.57534067475">
                <text:p>2702.57534067475</text:p>
              </table:table-cell>
              <table:table-cell office:value-type="float" office:value="2721.55548354316">
                <text:p>2721.55548354316</text:p>
              </table:table-cell>
              <table:table-cell office:value-type="float" office:value="2629.40124880292">
                <text:p>2629.401248802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1.85">
                <text:p>171.85</text:p>
              </table:table-cell>
              <table:table-cell office:value-type="float" office:value="2712.28733972077">
                <text:p>2712.28733972077</text:p>
              </table:table-cell>
              <table:table-cell office:value-type="float" office:value="2677.57534067475">
                <text:p>2677.57534067475</text:p>
              </table:table-cell>
              <table:table-cell office:value-type="float" office:value="2699.55548354316">
                <text:p>2699.55548354316</text:p>
              </table:table-cell>
              <table:table-cell office:value-type="float" office:value="2601.40124880292">
                <text:p>2601.401248802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8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250" chart:maximum="5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394cm" svg:height="15.16cm" xlink:href=".." xlink:type="simple" chart:class="chart:scatter" chart:style-name="ch1">
        <chart:plot-area chart:style-name="ch2" table:cell-range-address="KTY84.H13:KTY84.H48 KTY84.J13:KTY84.K48 KTY84.M28:KTY84.M48" svg:x="0.777cm" svg:y="1.347cm" svg:width="14.963cm" svg:height="13.09cm">
          <chartooo:coordinate-region svg:x="1.425cm" svg:y="1.547cm" svg:width="14.115cm" svg:height="12.24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KTY84.K13:KTY84.K48" chart:class="chart:scatter">
            <chart:domain table:cell-range-address="KTY84.H13:KTY84.H48"/>
            <chart:data-point chart:repeated="36"/>
          </chart:series>
          <chart:series chart:style-name="ch7" chart:values-cell-range-address="KTY84.J13:KTY84.J48" chart:class="chart:scatter">
            <chart:data-point chart:repeated="36"/>
          </chart:series>
          <chart:series chart:style-name="ch8" chart:values-cell-range-address="KTY84.M28:KTY84.M48" chart:class="chart:scatter">
            <chart:domain table:cell-range-address="KTY84.H28:KTY84.H48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K</text:p>
              </table:table-cell>
              <table:table-cell office:value-type="string">
                <text:p>Column J</text:p>
              </table:table-cell>
              <table:table-cell office:value-type="string">
                <text:p>Column H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0">
                <text:p>-40</text:p>
                <draw:g>
                  <svg:desc>KTY84.H13:KTY84.H48</svg:desc>
                </draw:g>
              </table:table-cell>
              <table:table-cell office:value-type="float" office:value="525.64044213264">
                <text:p>525.64044213264</text:p>
                <draw:g>
                  <svg:desc>KTY84.K13:KTY84.K48</svg:desc>
                </draw:g>
              </table:table-cell>
              <table:table-cell office:value-type="float" office:value="529.801324503311">
                <text:p>529.801324503311</text:p>
                <draw:g>
                  <svg:desc>KTY84.J13:KTY84.J48</svg:desc>
                </draw:g>
              </table:table-cell>
              <table:table-cell office:value-type="float" office:value="100">
                <text:p>100</text:p>
                <draw:g>
                  <svg:desc>KTY84.H28:KTY84.H48</svg:desc>
                </draw:g>
              </table:table-cell>
              <table:table-cell office:value-type="float" office:value="360">
                <text:p>360</text:p>
                <draw:g>
                  <svg:desc>KTY84.M28:KTY84.M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0">
                <text:p>-30</text:p>
              </table:table-cell>
              <table:table-cell office:value-type="float" office:value="514.14044213264">
                <text:p>514.14044213264</text:p>
              </table:table-cell>
              <table:table-cell office:value-type="float" office:value="517.613227893602">
                <text:p>517.613227893602</text:p>
              </table:table-cell>
              <table:table-cell office:value-type="float" office:value="110">
                <text:p>110</text:p>
              </table:table-cell>
              <table:table-cell office:value-type="float" office:value="351.3">
                <text:p>351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0">
                <text:p>-20</text:p>
              </table:table-cell>
              <table:table-cell office:value-type="float" office:value="502.64044213264">
                <text:p>502.64044213264</text:p>
              </table:table-cell>
              <table:table-cell office:value-type="float" office:value="505.61797752809">
                <text:p>505.61797752809</text:p>
              </table:table-cell>
              <table:table-cell office:value-type="float" office:value="120">
                <text:p>120</text:p>
              </table:table-cell>
              <table:table-cell office:value-type="float" office:value="342.6">
                <text:p>34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">
                <text:p>-10</text:p>
              </table:table-cell>
              <table:table-cell office:value-type="float" office:value="491.14044213264">
                <text:p>491.14044213264</text:p>
              </table:table-cell>
              <table:table-cell office:value-type="float" office:value="493.150684931507">
                <text:p>493.150684931507</text:p>
              </table:table-cell>
              <table:table-cell office:value-type="float" office:value="130">
                <text:p>130</text:p>
              </table:table-cell>
              <table:table-cell office:value-type="float" office:value="333.9">
                <text:p>333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79.64044213264">
                <text:p>479.64044213264</text:p>
              </table:table-cell>
              <table:table-cell office:value-type="float" office:value="480.64085447263">
                <text:p>480.64085447263</text:p>
              </table:table-cell>
              <table:table-cell office:value-type="float" office:value="140">
                <text:p>140</text:p>
              </table:table-cell>
              <table:table-cell office:value-type="float" office:value="325.2">
                <text:p>325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68.14044213264">
                <text:p>468.14044213264</text:p>
              </table:table-cell>
              <table:table-cell office:value-type="float" office:value="468.14044213264">
                <text:p>468.14044213264</text:p>
              </table:table-cell>
              <table:table-cell office:value-type="float" office:value="150">
                <text:p>150</text:p>
              </table:table-cell>
              <table:table-cell office:value-type="float" office:value="316.5">
                <text:p>31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456.64044213264">
                <text:p>456.64044213264</text:p>
              </table:table-cell>
              <table:table-cell office:value-type="float" office:value="455.407969639469">
                <text:p>455.407969639469</text:p>
              </table:table-cell>
              <table:table-cell office:value-type="float" office:value="160">
                <text:p>160</text:p>
              </table:table-cell>
              <table:table-cell office:value-type="float" office:value="307.8">
                <text:p>307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450.89044213264">
                <text:p>450.89044213264</text:p>
              </table:table-cell>
              <table:table-cell office:value-type="float" office:value="449.157829070493">
                <text:p>449.157829070493</text:p>
              </table:table-cell>
              <table:table-cell office:value-type="float" office:value="170">
                <text:p>170</text:p>
              </table:table-cell>
              <table:table-cell office:value-type="float" office:value="299.1">
                <text:p>299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445.14044213264">
                <text:p>445.14044213264</text:p>
              </table:table-cell>
              <table:table-cell office:value-type="float" office:value="442.804428044281">
                <text:p>442.804428044281</text:p>
              </table:table-cell>
              <table:table-cell office:value-type="float" office:value="180">
                <text:p>180</text:p>
              </table:table-cell>
              <table:table-cell office:value-type="float" office:value="290.4">
                <text:p>29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433.64044213264">
                <text:p>433.64044213264</text:p>
              </table:table-cell>
              <table:table-cell office:value-type="float" office:value="430.622009569378">
                <text:p>430.622009569378</text:p>
              </table:table-cell>
              <table:table-cell office:value-type="float" office:value="190">
                <text:p>190</text:p>
              </table:table-cell>
              <table:table-cell office:value-type="float" office:value="281.7">
                <text:p>281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422.14044213264">
                <text:p>422.14044213264</text:p>
              </table:table-cell>
              <table:table-cell office:value-type="float" office:value="418.118466898955">
                <text:p>418.118466898955</text:p>
              </table:table-cell>
              <table:table-cell office:value-type="float" office:value="200">
                <text:p>20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410.64044213264">
                <text:p>410.64044213264</text:p>
              </table:table-cell>
              <table:table-cell office:value-type="float" office:value="406.091370558376">
                <text:p>406.091370558376</text:p>
              </table:table-cell>
              <table:table-cell office:value-type="float" office:value="210">
                <text:p>210</text:p>
              </table:table-cell>
              <table:table-cell office:value-type="float" office:value="264.3">
                <text:p>264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399.14044213264">
                <text:p>399.14044213264</text:p>
              </table:table-cell>
              <table:table-cell office:value-type="float" office:value="394.304490690033">
                <text:p>394.304490690033</text:p>
              </table:table-cell>
              <table:table-cell office:value-type="float" office:value="220">
                <text:p>22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">
                <text:p>80</text:p>
              </table:table-cell>
              <table:table-cell office:value-type="float" office:value="387.64044213264">
                <text:p>387.64044213264</text:p>
              </table:table-cell>
              <table:table-cell office:value-type="float" office:value="382.571732199787">
                <text:p>382.571732199787</text:p>
              </table:table-cell>
              <table:table-cell office:value-type="float" office:value="230">
                <text:p>230</text:p>
              </table:table-cell>
              <table:table-cell office:value-type="float" office:value="246.9">
                <text:p>246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376.14044213264">
                <text:p>376.14044213264</text:p>
              </table:table-cell>
              <table:table-cell office:value-type="float" office:value="371.134020618557">
                <text:p>371.134020618557</text:p>
              </table:table-cell>
              <table:table-cell office:value-type="float" office:value="240">
                <text:p>240</text:p>
              </table:table-cell>
              <table:table-cell office:value-type="float" office:value="238.2">
                <text:p>238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364.64044213264">
                <text:p>364.64044213264</text:p>
              </table:table-cell>
              <table:table-cell office:value-type="float" office:value="360">
                <text:p>360</text:p>
              </table:table-cell>
              <table:table-cell office:value-type="float" office:value="250">
                <text:p>250</text:p>
              </table:table-cell>
              <table:table-cell office:value-type="float" office:value="229.5">
                <text:p>229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">
                <text:p>110</text:p>
              </table:table-cell>
              <table:table-cell office:value-type="float" office:value="353.14044213264">
                <text:p>353.14044213264</text:p>
              </table:table-cell>
              <table:table-cell office:value-type="float" office:value="349.17555771096">
                <text:p>349.17555771096</text:p>
              </table:table-cell>
              <table:table-cell office:value-type="float" office:value="260">
                <text:p>260</text:p>
              </table:table-cell>
              <table:table-cell office:value-type="float" office:value="220.8">
                <text:p>22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">
                <text:p>120</text:p>
              </table:table-cell>
              <table:table-cell office:value-type="float" office:value="341.64044213264">
                <text:p>341.64044213264</text:p>
              </table:table-cell>
              <table:table-cell office:value-type="float" office:value="338.504936530324">
                <text:p>338.504936530324</text:p>
              </table:table-cell>
              <table:table-cell office:value-type="float" office:value="270">
                <text:p>270</text:p>
              </table:table-cell>
              <table:table-cell office:value-type="float" office:value="212.1">
                <text:p>212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">
                <text:p>130</text:p>
              </table:table-cell>
              <table:table-cell office:value-type="float" office:value="330.14044213264">
                <text:p>330.14044213264</text:p>
              </table:table-cell>
              <table:table-cell office:value-type="float" office:value="328.1677301732">
                <text:p>328.1677301732</text:p>
              </table:table-cell>
              <table:table-cell office:value-type="float" office:value="280">
                <text:p>280</text:p>
              </table:table-cell>
              <table:table-cell office:value-type="float" office:value="203.4">
                <text:p>203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0">
                <text:p>140</text:p>
              </table:table-cell>
              <table:table-cell office:value-type="float" office:value="318.64044213264">
                <text:p>318.64044213264</text:p>
              </table:table-cell>
              <table:table-cell office:value-type="float" office:value="318.302387267905">
                <text:p>318.302387267905</text:p>
              </table:table-cell>
              <table:table-cell office:value-type="float" office:value="290">
                <text:p>290</text:p>
              </table:table-cell>
              <table:table-cell office:value-type="float" office:value="194.7">
                <text:p>19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">
                <text:p>150</text:p>
              </table:table-cell>
              <table:table-cell office:value-type="float" office:value="307.14044213264">
                <text:p>307.14044213264</text:p>
              </table:table-cell>
              <table:table-cell office:value-type="float" office:value="308.483290488432">
                <text:p>308.483290488432</text:p>
              </table:table-cell>
              <table:table-cell office:value-type="float" office:value="300">
                <text:p>3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0">
                <text:p>160</text:p>
              </table:table-cell>
              <table:table-cell office:value-type="float" office:value="295.64044213264">
                <text:p>295.64044213264</text:p>
              </table:table-cell>
              <table:table-cell office:value-type="float" office:value="299.127544661404">
                <text:p>299.12754466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0">
                <text:p>170</text:p>
              </table:table-cell>
              <table:table-cell office:value-type="float" office:value="284.14044213264">
                <text:p>284.14044213264</text:p>
              </table:table-cell>
              <table:table-cell office:value-type="float" office:value="290.088638195004">
                <text:p>290.088638195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0">
                <text:p>180</text:p>
              </table:table-cell>
              <table:table-cell office:value-type="float" office:value="272.64044213264">
                <text:p>272.64044213264</text:p>
              </table:table-cell>
              <table:table-cell office:value-type="float" office:value="281.25">
                <text:p>28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0">
                <text:p>190</text:p>
              </table:table-cell>
              <table:table-cell office:value-type="float" office:value="261.14044213264">
                <text:p>261.14044213264</text:p>
              </table:table-cell>
              <table:table-cell office:value-type="float" office:value="272.727272727273">
                <text:p>272.7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">
                <text:p>200</text:p>
              </table:table-cell>
              <table:table-cell office:value-type="float" office:value="249.64044213264">
                <text:p>249.64044213264</text:p>
              </table:table-cell>
              <table:table-cell office:value-type="float" office:value="264.511388684791">
                <text:p>264.51138868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0">
                <text:p>210</text:p>
              </table:table-cell>
              <table:table-cell office:value-type="float" office:value="238.14044213264">
                <text:p>238.14044213264</text:p>
              </table:table-cell>
              <table:table-cell office:value-type="float" office:value="256.50160313502">
                <text:p>256.50160313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0">
                <text:p>220</text:p>
              </table:table-cell>
              <table:table-cell office:value-type="float" office:value="226.64044213264">
                <text:p>226.64044213264</text:p>
              </table:table-cell>
              <table:table-cell office:value-type="float" office:value="248.876598686485">
                <text:p>248.876598686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0">
                <text:p>230</text:p>
              </table:table-cell>
              <table:table-cell office:value-type="float" office:value="215.14044213264">
                <text:p>215.14044213264</text:p>
              </table:table-cell>
              <table:table-cell office:value-type="float" office:value="241.448692152918">
                <text:p>241.448692152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">
                <text:p>240</text:p>
              </table:table-cell>
              <table:table-cell office:value-type="float" office:value="203.64044213264">
                <text:p>203.64044213264</text:p>
              </table:table-cell>
              <table:table-cell office:value-type="float" office:value="234.298730881874">
                <text:p>234.29873088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">
                <text:p>250</text:p>
              </table:table-cell>
              <table:table-cell office:value-type="float" office:value="192.14044213264">
                <text:p>192.14044213264</text:p>
              </table:table-cell>
              <table:table-cell office:value-type="float" office:value="227.416298168035">
                <text:p>227.416298168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0">
                <text:p>260</text:p>
              </table:table-cell>
              <table:table-cell office:value-type="float" office:value="180.64044213264">
                <text:p>180.64044213264</text:p>
              </table:table-cell>
              <table:table-cell office:value-type="float" office:value="220.791168353266">
                <text:p>220.791168353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0">
                <text:p>270</text:p>
              </table:table-cell>
              <table:table-cell office:value-type="float" office:value="169.14044213264">
                <text:p>169.14044213264</text:p>
              </table:table-cell>
              <table:table-cell office:value-type="float" office:value="214.477211796247">
                <text:p>214.477211796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0">
                <text:p>280</text:p>
              </table:table-cell>
              <table:table-cell office:value-type="float" office:value="157.64044213264">
                <text:p>157.64044213264</text:p>
              </table:table-cell>
              <table:table-cell office:value-type="float" office:value="208.574739281576">
                <text:p>208.57473928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0">
                <text:p>290</text:p>
              </table:table-cell>
              <table:table-cell office:value-type="float" office:value="146.14044213264">
                <text:p>146.14044213264</text:p>
              </table:table-cell>
              <table:table-cell office:value-type="float" office:value="203.274985883682">
                <text:p>203.274985883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0">
                <text:p>300</text:p>
              </table:table-cell>
              <table:table-cell office:value-type="float" office:value="134.64044213264">
                <text:p>134.64044213264</text:p>
              </table:table-cell>
              <table:table-cell office:value-type="float" office:value="198.675496688742">
                <text:p>198.675496688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